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harter" svg:font-family="'Bitstream Charter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2.028in"/>
    </style:style>
    <style:style style:name="co12" style:family="table-column">
      <style:table-column-properties fo:break-before="auto" style:column-width="2.079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299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0.7181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75in"/>
    </style:style>
    <style:style style:name="co19" style:family="table-column">
      <style:table-column-properties fo:break-before="auto" style:column-width="0.9217in"/>
    </style:style>
    <style:style style:name="co20" style:family="table-column">
      <style:table-column-properties fo:break-before="auto" style:column-width="0.7283in"/>
    </style:style>
    <style:style style:name="co21" style:family="table-column">
      <style:table-column-properties fo:break-before="auto" style:column-width="0.5252in"/>
    </style:style>
    <style:style style:name="co22" style:family="table-column">
      <style:table-column-properties fo:break-before="auto" style:column-width="1.3508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0.4602in"/>
    </style:style>
    <style:style style:name="co25" style:family="table-column">
      <style:table-column-properties fo:break-before="auto" style:column-width="0.5146in"/>
    </style:style>
    <style:style style:name="co26" style:family="table-column">
      <style:table-column-properties fo:break-before="auto" style:column-width="0.4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" style:family="table-cell" style:parent-style-name="Default">
      <style:table-cell-properties fo:background-color="#daa52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9" style:family="table-cell" style:parent-style-name="Default">
      <style:table-cell-properties fo:background-color="#f0e68c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9" style:family="table-cell" style:parent-style-name="Default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32" style:family="table-cell" style:parent-style-name="Default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34" style:family="table-cell" style:parent-style-name="Default">
      <style:table-cell-properties fo:background-color="#32cd32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0" style:family="table-cell" style:parent-style-name="Default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3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4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3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0" style:family="table-cell" style:parent-style-name="Default" style:data-style-name="N113">
      <style:table-cell-properties fo:background-color="#daa52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1" style:family="table-cell" style:parent-style-name="Default" style:data-style-name="N113">
      <style:table-cell-properties fo:background-color="#f0e68c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5" style:family="table-cell" style:parent-style-name="Default" style:data-style-name="N113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7" style:family="table-cell" style:parent-style-name="Default" style:data-style-name="N113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44" style:family="table-cell" style:parent-style-name="Default" style:data-style-name="N113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5" style:family="table-cell" style:parent-style-name="Default" style:data-style-name="N113">
      <style:table-cell-properties fo:background-color="#00ff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6" style:family="table-cell" style:parent-style-name="Default" style:data-style-name="N113">
      <style:table-cell-properties fo:background-color="#32cd32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6" style:family="table-cell" style:parent-style-name="Default" style:data-style-name="N113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3">
      <style:text-properties style:font-name="Bitstream Charter" fo:font-size="12pt" style:font-size-asian="12pt" style:font-size-complex="12pt"/>
    </style:style>
    <style:style style:name="ce50" style:family="table-cell" style:parent-style-name="Default" style:data-style-name="N113">
      <style:table-cell-properties fo:background-color="#deb887"/>
      <style:text-properties style:font-name="Bitstream Charter" fo:font-size="12pt" style:font-size-asian="12pt" style:font-size-complex="12pt"/>
    </style:style>
    <style:style style:name="ce51" style:family="table-cell" style:parent-style-name="Default" style:data-style-name="N113">
      <style:table-cell-properties fo:background-color="#daa520"/>
      <style:text-properties style:font-name="Bitstream Charter" fo:font-size="12pt" style:font-size-asian="12pt" style:font-size-complex="12pt"/>
    </style:style>
    <style:style style:name="ce52" style:family="table-cell" style:parent-style-name="Default" style:data-style-name="N113">
      <style:table-cell-properties fo:background-color="#f0e68c"/>
      <style:text-properties style:font-name="Bitstream Charter" fo:font-size="12pt" style:font-size-asian="12pt" style:font-size-complex="12pt"/>
    </style:style>
    <style:style style:name="ce20" style:family="table-cell" style:parent-style-name="Default" style:data-style-name="N113">
      <style:table-cell-properties fo:background-color="#ffd700"/>
      <style:text-properties style:font-name="Bitstream Charter" fo:font-size="12pt" style:font-size-asian="12pt" style:font-size-complex="12pt"/>
    </style:style>
    <style:style style:name="ce22" style:family="table-cell" style:parent-style-name="Default" style:data-style-name="N113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55" style:family="table-cell" style:parent-style-name="Default" style:data-style-name="N113">
      <style:table-cell-properties fo:background-color="#adff2f"/>
      <style:text-properties style:font-name="Bitstream Charter" fo:font-size="12pt" style:font-size-asian="12pt" style:font-size-complex="12pt"/>
    </style:style>
    <style:style style:name="ce56" style:family="table-cell" style:parent-style-name="Default" style:data-style-name="N113">
      <style:table-cell-properties fo:background-color="#00ff00"/>
      <style:text-properties style:font-name="Bitstream Charter" fo:font-size="12pt" style:font-size-asian="12pt" style:font-size-complex="12pt"/>
    </style:style>
    <style:style style:name="ce57" style:family="table-cell" style:parent-style-name="Default" style:data-style-name="N113">
      <style:table-cell-properties fo:background-color="#32cd32"/>
      <style:text-properties style:font-name="Bitstream Charter" fo:font-size="12pt" style:font-size-asian="12pt" style:font-size-complex="12pt"/>
    </style:style>
    <style:style style:name="ce21" style:family="table-cell" style:parent-style-name="Default" style:data-style-name="N113">
      <style:table-cell-properties fo:background-color="#98fb98"/>
      <style:text-properties style:font-name="Bitstream Charter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Bitstream Charter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eb887"/>
      <style:text-properties style:font-name="Bitstream Charter" fo:font-size="12pt" style:font-size-asian="12pt" style:font-size-complex="12pt"/>
    </style:style>
    <style:style style:name="ce63" style:family="table-cell" style:parent-style-name="Default">
      <style:table-cell-properties fo:background-color="#daa520"/>
      <style:text-properties style:font-name="Bitstream Charter" fo:font-size="12pt" style:font-size-asian="12pt" style:font-size-complex="12pt"/>
    </style:style>
    <style:style style:name="ce64" style:family="table-cell" style:parent-style-name="Default">
      <style:table-cell-properties fo:background-color="#f0e68c"/>
      <style:text-properties style:font-name="Bitstream Charter" fo:font-size="12pt" style:font-size-asian="12pt" style:font-size-complex="12pt"/>
    </style:style>
    <style:style style:name="ce26" style:family="table-cell" style:parent-style-name="Default">
      <style:table-cell-properties fo:background-color="#ffd700"/>
      <style:text-properties style:font-name="Bitstream Charter" fo:font-size="12pt" style:font-size-asian="12pt" style:font-size-complex="12pt"/>
    </style:style>
    <style:style style:name="ce28" style:family="table-cell" style:parent-style-name="Default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67" style:family="table-cell" style:parent-style-name="Default">
      <style:table-cell-properties fo:background-color="#adff2f"/>
      <style:text-properties style:font-name="Bitstream Charter" fo:font-size="12pt" style:font-size-asian="12pt" style:font-size-complex="12pt"/>
    </style:style>
    <style:style style:name="ce68" style:family="table-cell" style:parent-style-name="Default">
      <style:table-cell-properties fo:background-color="#00ff00"/>
      <style:text-properties style:font-name="Bitstream Charter" fo:font-size="12pt" style:font-size-asian="12pt" style:font-size-complex="12pt"/>
    </style:style>
    <style:style style:name="ce69" style:family="table-cell" style:parent-style-name="Default">
      <style:table-cell-properties fo:background-color="#32cd32"/>
      <style:text-properties style:font-name="Bitstream Charter" fo:font-size="12pt" style:font-size-asian="12pt" style:font-size-complex="12pt"/>
    </style:style>
    <style:style style:name="ce27" style:family="table-cell" style:parent-style-name="Default">
      <style:table-cell-properties fo:background-color="#98fb98"/>
      <style:text-properties style:font-name="Bitstream Charter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/>
      <style:text-properties style:font-name="Bitstream Charter" fo:font-size="12pt" style:font-size-asian="12pt" style:font-size-complex="12pt"/>
    </style:style>
    <style:style style:name="ce73" style:family="table-cell" style:parent-style-name="Default">
      <style:table-cell-properties fo:background-color="#deb887" fo:wrap-option="wrap"/>
      <style:text-properties style:font-name="Bitstream Charter" fo:font-size="12pt" style:font-size-asian="12pt" style:font-size-complex="12pt"/>
    </style:style>
    <style:style style:name="ce74" style:family="table-cell" style:parent-style-name="Default">
      <style:table-cell-properties fo:background-color="#daa520" fo:wrap-option="wrap"/>
      <style:text-properties style:font-name="Bitstream Charter" fo:font-size="12pt" style:font-size-asian="12pt" style:font-size-complex="12pt"/>
    </style:style>
    <style:style style:name="ce75" style:family="table-cell" style:parent-style-name="Default">
      <style:table-cell-properties fo:background-color="#f0e68c" fo:wrap-option="wrap"/>
      <style:text-properties style:font-name="Bitstream Charter" fo:font-size="12pt" style:font-size-asian="12pt" style:font-size-complex="12pt"/>
    </style:style>
    <style:style style:name="ce76" style:family="table-cell" style:parent-style-name="Default">
      <style:table-cell-properties fo:background-color="#ffd700" fo:wrap-option="wrap"/>
      <style:text-properties style:font-name="Bitstream Charter" fo:font-size="12pt" style:font-size-asian="12pt" style:font-size-complex="12pt"/>
    </style:style>
    <style:style style:name="ce77" style:family="table-cell" style:parent-style-name="Default">
      <style:table-cell-properties fo:background-color="#ff0000" fo:wrap-option="wrap"/>
      <style:text-properties fo:color="#ffffff" style:font-name="Bitstream Charter" fo:font-size="12pt" style:font-size-asian="12pt" style:font-size-complex="12pt"/>
    </style:style>
    <style:style style:name="ce78" style:family="table-cell" style:parent-style-name="Default">
      <style:table-cell-properties fo:background-color="#adff2f" fo:wrap-option="wrap"/>
      <style:text-properties style:font-name="Bitstream Charter" fo:font-size="12pt" style:font-size-asian="12pt" style:font-size-complex="12pt"/>
    </style:style>
    <style:style style:name="ce79" style:family="table-cell" style:parent-style-name="Default">
      <style:table-cell-properties fo:background-color="#00ff00" fo:wrap-option="wrap"/>
      <style:text-properties style:font-name="Bitstream Charter" fo:font-size="12pt" style:font-size-asian="12pt" style:font-size-complex="12pt"/>
    </style:style>
    <style:style style:name="ce80" style:family="table-cell" style:parent-style-name="Default">
      <style:table-cell-properties fo:background-color="#32cd32" fo:wrap-option="wrap"/>
      <style:text-properties style:font-name="Bitstream Charter" fo:font-size="12pt" style:font-size-asian="12pt" style:font-size-complex="12pt"/>
    </style:style>
    <style:style style:name="ce81" style:family="table-cell" style:parent-style-name="Default">
      <style:table-cell-properties fo:background-color="#98fb98" fo:wrap-option="wrap"/>
      <style:text-properties style:font-name="Bitstream Charter" fo:font-size="12pt" style:font-size-asian="12pt" style:font-size-complex="12pt"/>
    </style:style>
    <style:style style:name="ce1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00">
      <style:text-properties style:font-name="Bitstream Charter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72"/>
        <table:table-column table:style-name="co13" table:number-columns-repeated="1011" table:default-cell-style-name="ce24"/>
        <table:table-row table:style-name="ro1">
          <table:table-cell table:style-name="ce6" office:value-type="string" calcext:value-type="string">
            <text:p>loadgen3.sh args</text:p>
          </table:table-cell>
          <table:table-cell table:style-name="ce6" office:value-type="string" calcext:value-type="string">
            <text:p>nfq6 args</text:p>
          </table:table-cell>
          <table:table-cell table:style-name="ce12" office:value-type="string" calcext:value-type="string">
            <text:p>real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user/1e7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sys/1e7</text:p>
          </table:table-cell>
          <table:table-cell table:style-name="ce18" office:value-type="string" calcext:value-type="string">
            <text:p>sys+user</text:p>
          </table:table-cell>
          <table:table-cell table:style-name="ce18" office:value-type="string" calcext:value-type="string">
            <text:p>(s+u)/1e7</text:p>
          </table:table-cell>
          <table:table-cell table:style-name="ce23" office:value-type="string" calcext:value-type="string">
            <text:p>nfq6 opt</text:p>
          </table:table-cell>
          <table:table-cell table:style-name="ce23" office:value-type="string" calcext:value-type="string">
            <text:p>libnfq opt</text:p>
          </table:table-cell>
          <table:table-cell table:style-name="ce23" office:value-type="string" calcext:value-type="string">
            <text:p>libnfq features</text:p>
          </table:table-cell>
          <table:table-cell table:style-name="ce71" office:value-type="string" calcext:value-type="string">
            <text:p>Notes</text:p>
          </table:table-cell>
          <table:table-cell table:style-name="ce23"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58.446s</text:p>
          </table:table-cell>
          <table:table-cell office:value-type="float" office:value="82.421" calcext:value-type="float">
            <text:p>82.421</text:p>
          </table:table-cell>
          <table:table-cell table:formula="of:=[.D2]" office:value-type="float" office:value="82.421" calcext:value-type="float">
            <text:p>82.421</text:p>
          </table:table-cell>
          <table:table-cell office:value-type="float" office:value="110.65" calcext:value-type="float">
            <text:p>110.650</text:p>
          </table:table-cell>
          <table:table-cell table:formula="of:=[.F2]" office:value-type="float" office:value="110.65" calcext:value-type="float">
            <text:p>110.650</text:p>
          </table:table-cell>
          <table:table-cell table:formula="of:=[.D2]+[.F2]" office:value-type="float" office:value="193.071" calcext:value-type="float">
            <text:p>193.071</text:p>
          </table:table-cell>
          <table:table-cell table:formula="of:=[.E2]+[.G2]" office:value-type="float" office:value="193.071" calcext:value-type="float">
            <text:p>193.071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20.401s</text:p>
          </table:table-cell>
          <table:table-cell office:value-type="float" office:value="68.805" calcext:value-type="float">
            <text:p>68.805</text:p>
          </table:table-cell>
          <table:table-cell table:formula="of:=[.D3]" office:value-type="float" office:value="68.805" calcext:value-type="float">
            <text:p>68.805</text:p>
          </table:table-cell>
          <table:table-cell office:value-type="float" office:value="116.384" calcext:value-type="float">
            <text:p>116.384</text:p>
          </table:table-cell>
          <table:table-cell table:formula="of:=[.F3]" office:value-type="float" office:value="116.384" calcext:value-type="float">
            <text:p>116.384</text:p>
          </table:table-cell>
          <table:table-cell table:formula="of:=[.D3]+[.F3]" office:value-type="float" office:value="185.189" calcext:value-type="float">
            <text:p>185.189</text:p>
          </table:table-cell>
          <table:table-cell table:formula="of:=[.E3]+[.G3]" office:value-type="float" office:value="185.189" calcext:value-type="float">
            <text:p>185.18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office:value-type="string" calcext:value-type="string">
            <text:p>Shutdown X (wasn’t doing muc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00.982s</text:p>
          </table:table-cell>
          <table:table-cell office:value-type="float" office:value="83.53" calcext:value-type="float">
            <text:p>83.530</text:p>
          </table:table-cell>
          <table:table-cell table:formula="of:=[.D4]" office:value-type="float" office:value="83.53" calcext:value-type="float">
            <text:p>83.530</text:p>
          </table:table-cell>
          <table:table-cell office:value-type="float" office:value="107.659" calcext:value-type="float">
            <text:p>107.659</text:p>
          </table:table-cell>
          <table:table-cell table:formula="of:=[.F4]" office:value-type="float" office:value="107.659" calcext:value-type="float">
            <text:p>107.659</text:p>
          </table:table-cell>
          <table:table-cell table:formula="of:=[.D4]+[.F4]" office:value-type="float" office:value="191.189" calcext:value-type="float">
            <text:p>191.189</text:p>
          </table:table-cell>
          <table:table-cell table:formula="of:=[.E4]+[.G4]" office:value-type="float" office:value="191.189" calcext:value-type="float">
            <text:p>191.18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office:value-type="string" calcext:value-type="string">
            <text:p>(No X from now on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30.386s</text:p>
          </table:table-cell>
          <table:table-cell office:value-type="float" office:value="81.983" calcext:value-type="float">
            <text:p>81.983</text:p>
          </table:table-cell>
          <table:table-cell table:formula="of:=[.D5]" office:value-type="float" office:value="81.983" calcext:value-type="float">
            <text:p>81.983</text:p>
          </table:table-cell>
          <table:table-cell office:value-type="float" office:value="109.882" calcext:value-type="float">
            <text:p>109.882</text:p>
          </table:table-cell>
          <table:table-cell table:formula="of:=[.F5]" office:value-type="float" office:value="109.882" calcext:value-type="float">
            <text:p>109.882</text:p>
          </table:table-cell>
          <table:table-cell table:formula="of:=[.D5]+[.F5]" office:value-type="float" office:value="191.865" calcext:value-type="float">
            <text:p>191.865</text:p>
          </table:table-cell>
          <table:table-cell table:formula="of:=[.E5]+[.G5]" office:value-type="float" office:value="191.865" calcext:value-type="float">
            <text:p>191.865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30.373s</text:p>
          </table:table-cell>
          <table:table-cell office:value-type="float" office:value="82.309" calcext:value-type="float">
            <text:p>82.309</text:p>
          </table:table-cell>
          <table:table-cell table:formula="of:=[.D6]" office:value-type="float" office:value="82.309" calcext:value-type="float">
            <text:p>82.309</text:p>
          </table:table-cell>
          <table:table-cell office:value-type="float" office:value="110.379" calcext:value-type="float">
            <text:p>110.379</text:p>
          </table:table-cell>
          <table:table-cell table:formula="of:=[.F6]" office:value-type="float" office:value="110.379" calcext:value-type="float">
            <text:p>110.379</text:p>
          </table:table-cell>
          <table:table-cell table:formula="of:=[.D6]+[.F6]" office:value-type="float" office:value="192.688" calcext:value-type="float">
            <text:p>192.688</text:p>
          </table:table-cell>
          <table:table-cell table:formula="of:=[.E6]+[.G6]" office:value-type="float" office:value="192.688" calcext:value-type="float">
            <text:p>192.68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56.918s</text:p>
          </table:table-cell>
          <table:table-cell office:value-type="float" office:value="251.187" calcext:value-type="float">
            <text:p>251.187</text:p>
          </table:table-cell>
          <table:table-cell table:formula="of:=[.D7]/3" office:value-type="float" office:value="83.729" calcext:value-type="float">
            <text:p>83.729</text:p>
          </table:table-cell>
          <table:table-cell office:value-type="float" office:value="329.131" calcext:value-type="float">
            <text:p>329.131</text:p>
          </table:table-cell>
          <table:table-cell table:formula="of:=[.F7]/3" office:value-type="float" office:value="109.710333333333" calcext:value-type="float">
            <text:p>109.710</text:p>
          </table:table-cell>
          <table:table-cell table:formula="of:=[.D7]+[.F7]" office:value-type="float" office:value="580.318" calcext:value-type="float">
            <text:p>580.318</text:p>
          </table:table-cell>
          <table:table-cell table:formula="of:=[.E7]+[.G7]" office:value-type="float" office:value="193.439333333333" calcext:value-type="float">
            <text:p>193.43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19m24.543s</text:p>
          </table:table-cell>
          <table:table-cell office:value-type="float" office:value="211.72" calcext:value-type="float">
            <text:p>211.720</text:p>
          </table:table-cell>
          <table:table-cell table:formula="of:=[.D8]/3" office:value-type="float" office:value="70.5733333333333" calcext:value-type="float">
            <text:p>70.573</text:p>
          </table:table-cell>
          <table:table-cell office:value-type="float" office:value="335.431" calcext:value-type="float">
            <text:p>335.431</text:p>
          </table:table-cell>
          <table:table-cell table:formula="of:=[.F8]/3" office:value-type="float" office:value="111.810333333333" calcext:value-type="float">
            <text:p>111.810</text:p>
          </table:table-cell>
          <table:table-cell table:formula="of:=[.D8]+[.F8]" office:value-type="float" office:value="547.151" calcext:value-type="float">
            <text:p>547.151</text:p>
          </table:table-cell>
          <table:table-cell table:formula="of:=[.E8]+[.G8]" office:value-type="float" office:value="182.383666666667" calcext:value-type="float">
            <text:p>182.38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Stop running mutt to gm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0m45.767s</text:p>
          </table:table-cell>
          <table:table-cell office:value-type="float" office:value="233.891" calcext:value-type="float">
            <text:p>233.891</text:p>
          </table:table-cell>
          <table:table-cell table:formula="of:=[.D9]/3" office:value-type="float" office:value="77.9636666666667" calcext:value-type="float">
            <text:p>77.964</text:p>
          </table:table-cell>
          <table:table-cell office:value-type="float" office:value="332.099" calcext:value-type="float">
            <text:p>332.099</text:p>
          </table:table-cell>
          <table:table-cell table:formula="of:=[.F9]/3" office:value-type="float" office:value="110.699666666667" calcext:value-type="float">
            <text:p>110.700</text:p>
          </table:table-cell>
          <table:table-cell table:formula="of:=[.D9]+[.F9]" office:value-type="float" office:value="565.99" calcext:value-type="float">
            <text:p>565.990</text:p>
          </table:table-cell>
          <table:table-cell table:formula="of:=[.E9]+[.G9]" office:value-type="float" office:value="188.663333333333" calcext:value-type="float">
            <text:p>188.66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05.491s</text:p>
          </table:table-cell>
          <table:table-cell office:value-type="float" office:value="242.221" calcext:value-type="float">
            <text:p>242.221</text:p>
          </table:table-cell>
          <table:table-cell table:formula="of:=[.D10]/3" office:value-type="float" office:value="80.7403333333333" calcext:value-type="float">
            <text:p>80.740</text:p>
          </table:table-cell>
          <table:table-cell office:value-type="float" office:value="348.169" calcext:value-type="float">
            <text:p>348.169</text:p>
          </table:table-cell>
          <table:table-cell table:formula="of:=[.F10]/3" office:value-type="float" office:value="116.056333333333" calcext:value-type="float">
            <text:p>116.056</text:p>
          </table:table-cell>
          <table:table-cell table:formula="of:=[.D10]+[.F10]" office:value-type="float" office:value="590.39" calcext:value-type="float">
            <text:p>590.390</text:p>
          </table:table-cell>
          <table:table-cell table:formula="of:=[.E10]+[.G10]" office:value-type="float" office:value="196.796666666667" calcext:value-type="float">
            <text:p>196.79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??? Did try scrolling back the xterm running lg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0m00.851s</text:p>
          </table:table-cell>
          <table:table-cell office:value-type="float" office:value="241.593" calcext:value-type="float">
            <text:p>241.593</text:p>
          </table:table-cell>
          <table:table-cell table:formula="of:=[.D11]/3" office:value-type="float" office:value="80.531" calcext:value-type="float">
            <text:p>80.531</text:p>
          </table:table-cell>
          <table:table-cell office:value-type="float" office:value="322.986" calcext:value-type="float">
            <text:p>322.986</text:p>
          </table:table-cell>
          <table:table-cell table:formula="of:=[.F11]/3" office:value-type="float" office:value="107.662" calcext:value-type="float">
            <text:p>107.662</text:p>
          </table:table-cell>
          <table:table-cell table:formula="of:=[.D11]+[.F11]" office:value-type="float" office:value="564.579" calcext:value-type="float">
            <text:p>564.579</text:p>
          </table:table-cell>
          <table:table-cell table:formula="of:=[.E11]+[.G11]" office:value-type="float" office:value="188.193" calcext:value-type="float">
            <text:p>188.19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09.348s</text:p>
          </table:table-cell>
          <table:table-cell office:value-type="float" office:value="237.196" calcext:value-type="float">
            <text:p>237.196</text:p>
          </table:table-cell>
          <table:table-cell table:formula="of:=[.D12]/3" office:value-type="float" office:value="79.0653333333333" calcext:value-type="float">
            <text:p>79.065</text:p>
          </table:table-cell>
          <table:table-cell office:value-type="float" office:value="336.205" calcext:value-type="float">
            <text:p>336.205</text:p>
          </table:table-cell>
          <table:table-cell table:formula="of:=[.F12]/3" office:value-type="float" office:value="112.068333333333" calcext:value-type="float">
            <text:p>112.068</text:p>
          </table:table-cell>
          <table:table-cell table:formula="of:=[.D12]+[.F12]" office:value-type="float" office:value="573.401" calcext:value-type="float">
            <text:p>573.401</text:p>
          </table:table-cell>
          <table:table-cell table:formula="of:=[.E12]+[.G12]" office:value-type="float" office:value="191.133666666667" calcext:value-type="float">
            <text:p>191.13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time nice -n-20 nfq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19m56.679s</text:p>
          </table:table-cell>
          <table:table-cell office:value-type="float" office:value="202.192" calcext:value-type="float">
            <text:p>202.192</text:p>
          </table:table-cell>
          <table:table-cell table:formula="of:=[.D13]/3" office:value-type="float" office:value="67.3973333333333" calcext:value-type="float">
            <text:p>67.397</text:p>
          </table:table-cell>
          <table:table-cell office:value-type="float" office:value="339.677" calcext:value-type="float">
            <text:p>339.677</text:p>
          </table:table-cell>
          <table:table-cell table:formula="of:=[.F13]/3" office:value-type="float" office:value="113.225666666667" calcext:value-type="float">
            <text:p>113.226</text:p>
          </table:table-cell>
          <table:table-cell table:formula="of:=[.D13]+[.F13]" office:value-type="float" office:value="541.869" calcext:value-type="float">
            <text:p>541.869</text:p>
          </table:table-cell>
          <table:table-cell table:formula="of:=[.E13]+[.G13]" office:value-type="float" office:value="180.623" calcext:value-type="float">
            <text:p>180.62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01.969s</text:p>
          </table:table-cell>
          <table:table-cell office:value-type="float" office:value="274.697" calcext:value-type="float">
            <text:p>274.697</text:p>
          </table:table-cell>
          <table:table-cell table:formula="of:=[.D14]/3" office:value-type="float" office:value="91.5656666666667" calcext:value-type="float">
            <text:p>91.566</text:p>
          </table:table-cell>
          <table:table-cell office:value-type="float" office:value="318.697" calcext:value-type="float">
            <text:p>318.697</text:p>
          </table:table-cell>
          <table:table-cell table:formula="of:=[.F14]/3" office:value-type="float" office:value="106.232333333333" calcext:value-type="float">
            <text:p>106.232</text:p>
          </table:table-cell>
          <table:table-cell table:formula="of:=[.D14]+[.F14]" office:value-type="float" office:value="593.394" calcext:value-type="float">
            <text:p>593.394</text:p>
          </table:table-cell>
          <table:table-cell table:formula="of:=[.E14]+[.G14]" office:value-type="float" office:value="197.798" calcext:value-type="float">
            <text:p>197.79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No cron, at, qmail. 1<text:span text:style-name="T1">st</text:span> after reb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27.344s</text:p>
          </table:table-cell>
          <table:table-cell office:value-type="float" office:value="226.73" calcext:value-type="float">
            <text:p>226.730</text:p>
          </table:table-cell>
          <table:table-cell table:formula="of:=[.D15]/3" office:value-type="float" office:value="75.5766666666667" calcext:value-type="float">
            <text:p>75.577</text:p>
          </table:table-cell>
          <table:table-cell office:value-type="float" office:value="341.644" calcext:value-type="float">
            <text:p>341.644</text:p>
          </table:table-cell>
          <table:table-cell table:formula="of:=[.F15]/3" office:value-type="float" office:value="113.881333333333" calcext:value-type="float">
            <text:p>113.881</text:p>
          </table:table-cell>
          <table:table-cell table:formula="of:=[.D15]+[.F15]" office:value-type="float" office:value="568.374" calcext:value-type="float">
            <text:p>568.374</text:p>
          </table:table-cell>
          <table:table-cell table:formula="of:=[.E15]+[.G15]" office:value-type="float" office:value="189.458" calcext:value-type="float">
            <text:p>189.45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35.418s</text:p>
          </table:table-cell>
          <table:table-cell office:value-type="float" office:value="222.521" calcext:value-type="float">
            <text:p>222.521</text:p>
          </table:table-cell>
          <table:table-cell table:formula="of:=[.D16]/3" office:value-type="float" office:value="74.1736666666667" calcext:value-type="float">
            <text:p>74.174</text:p>
          </table:table-cell>
          <table:table-cell office:value-type="float" office:value="360.888" calcext:value-type="float">
            <text:p>360.888</text:p>
          </table:table-cell>
          <table:table-cell table:formula="of:=[.F16]/3" office:value-type="float" office:value="120.296" calcext:value-type="float">
            <text:p>120.296</text:p>
          </table:table-cell>
          <table:table-cell table:formula="of:=[.D16]+[.F16]" office:value-type="float" office:value="583.409" calcext:value-type="float">
            <text:p>583.409</text:p>
          </table:table-cell>
          <table:table-cell table:formula="of:=[.E16]+[.G16]" office:value-type="float" office:value="194.469666666667" calcext:value-type="float">
            <text:p>194.470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25.781s</text:p>
          </table:table-cell>
          <table:table-cell office:value-type="float" office:value="220.069" calcext:value-type="float">
            <text:p>220.069</text:p>
          </table:table-cell>
          <table:table-cell table:formula="of:=[.D17]/3" office:value-type="float" office:value="73.3563333333333" calcext:value-type="float">
            <text:p>73.356</text:p>
          </table:table-cell>
          <table:table-cell office:value-type="float" office:value="351.404" calcext:value-type="float">
            <text:p>351.404</text:p>
          </table:table-cell>
          <table:table-cell table:formula="of:=[.F17]/3" office:value-type="float" office:value="117.134666666667" calcext:value-type="float">
            <text:p>117.135</text:p>
          </table:table-cell>
          <table:table-cell table:formula="of:=[.D17]+[.F17]" office:value-type="float" office:value="571.473" calcext:value-type="float">
            <text:p>571.473</text:p>
          </table:table-cell>
          <table:table-cell table:formula="of:=[.E17]+[.G17]" office:value-type="float" office:value="190.491" calcext:value-type="float">
            <text:p>190.491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33.058s</text:p>
          </table:table-cell>
          <table:table-cell office:value-type="float" office:value="242.286" calcext:value-type="float">
            <text:p>242.286</text:p>
          </table:table-cell>
          <table:table-cell table:formula="of:=[.D18]/3" office:value-type="float" office:value="80.762" calcext:value-type="float">
            <text:p>80.762</text:p>
          </table:table-cell>
          <table:table-cell office:value-type="float" office:value="331.297" calcext:value-type="float">
            <text:p>331.297</text:p>
          </table:table-cell>
          <table:table-cell table:formula="of:=[.F18]/3" office:value-type="float" office:value="110.432333333333" calcext:value-type="float">
            <text:p>110.432</text:p>
          </table:table-cell>
          <table:table-cell table:formula="of:=[.D18]+[.F18]" office:value-type="float" office:value="573.583" calcext:value-type="float">
            <text:p>573.583</text:p>
          </table:table-cell>
          <table:table-cell table:formula="of:=[.E18]+[.G18]" office:value-type="float" office:value="191.194333333333" calcext:value-type="float">
            <text:p>191.19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30.076s</text:p>
          </table:table-cell>
          <table:table-cell office:value-type="float" office:value="262.367" calcext:value-type="float">
            <text:p>262.367</text:p>
          </table:table-cell>
          <table:table-cell table:formula="of:=[.D19]/3" office:value-type="float" office:value="87.4556666666667" calcext:value-type="float">
            <text:p>87.456</text:p>
          </table:table-cell>
          <table:table-cell office:value-type="float" office:value="316.675" calcext:value-type="float">
            <text:p>316.675</text:p>
          </table:table-cell>
          <table:table-cell table:formula="of:=[.F19]/3" office:value-type="float" office:value="105.558333333333" calcext:value-type="float">
            <text:p>105.558</text:p>
          </table:table-cell>
          <table:table-cell table:formula="of:=[.D19]+[.F19]" office:value-type="float" office:value="579.042" calcext:value-type="float">
            <text:p>579.042</text:p>
          </table:table-cell>
          <table:table-cell table:formula="of:=[.E19]+[.G19]" office:value-type="float" office:value="193.014" calcext:value-type="float">
            <text:p>193.01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27.756s</text:p>
          </table:table-cell>
          <table:table-cell office:value-type="float" office:value="247.045" calcext:value-type="float">
            <text:p>247.045</text:p>
          </table:table-cell>
          <table:table-cell table:formula="of:=[.D20]/3" office:value-type="float" office:value="82.3483333333333" calcext:value-type="float">
            <text:p>82.348</text:p>
          </table:table-cell>
          <table:table-cell office:value-type="float" office:value="331.743" calcext:value-type="float">
            <text:p>331.743</text:p>
          </table:table-cell>
          <table:table-cell table:formula="of:=[.F20]/3" office:value-type="float" office:value="110.581" calcext:value-type="float">
            <text:p>110.581</text:p>
          </table:table-cell>
          <table:table-cell table:formula="of:=[.D20]+[.F20]" office:value-type="float" office:value="578.788" calcext:value-type="float">
            <text:p>578.788</text:p>
          </table:table-cell>
          <table:table-cell table:formula="of:=[.E20]+[.G20]" office:value-type="float" office:value="192.929333333333" calcext:value-type="float">
            <text:p>192.92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Boot 5.12.4 again; stop cron &amp; 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50.066s</text:p>
          </table:table-cell>
          <table:table-cell office:value-type="float" office:value="257.816" calcext:value-type="float">
            <text:p>257.816</text:p>
          </table:table-cell>
          <table:table-cell table:formula="of:=[.D21]/3" office:value-type="float" office:value="85.9386666666667" calcext:value-type="float">
            <text:p>85.939</text:p>
          </table:table-cell>
          <table:table-cell office:value-type="float" office:value="342.939" calcext:value-type="float">
            <text:p>342.939</text:p>
          </table:table-cell>
          <table:table-cell table:formula="of:=[.F21]/3" office:value-type="float" office:value="114.313" calcext:value-type="float">
            <text:p>114.313</text:p>
          </table:table-cell>
          <table:table-cell table:formula="of:=[.D21]+[.F21]" office:value-type="float" office:value="600.755" calcext:value-type="float">
            <text:p>600.755</text:p>
          </table:table-cell>
          <table:table-cell table:formula="of:=[.E21]+[.G21]" office:value-type="float" office:value="200.251666666667" calcext:value-type="float">
            <text:p>200.252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oadgen3.sh args</text:p>
          </table:table-cell>
          <table:table-cell table:style-name="ce8" office:value-type="string" calcext:value-type="string">
            <text:p>nfq6 args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user</text:p>
          </table:table-cell>
          <table:table-cell table:style-name="ce14" office:value-type="string" calcext:value-type="string">
            <text:p>user/1e7</text:p>
          </table:table-cell>
          <table:table-cell table:style-name="ce14" office:value-type="string" calcext:value-type="string">
            <text:p>sys</text:p>
          </table:table-cell>
          <table:table-cell table:style-name="ce14" office:value-type="string" calcext:value-type="string">
            <text:p>sys/1e7</text:p>
          </table:table-cell>
          <table:table-cell table:style-name="ce14" office:value-type="string" calcext:value-type="string">
            <text:p>sys+ user</text:p>
          </table:table-cell>
          <table:table-cell table:style-name="ce14" office:value-type="string" calcext:value-type="string">
            <text:p>(s+u)/1e7</text:p>
          </table:table-cell>
          <table:table-cell table:style-name="ce25" office:value-type="string" calcext:value-type="string">
            <text:p>nfq6 opt</text:p>
          </table:table-cell>
          <table:table-cell table:style-name="ce25" office:value-type="string" calcext:value-type="string">
            <text:p>libnfq opt</text:p>
          </table:table-cell>
          <table:table-cell table:style-name="ce25" office:value-type="string" calcext:value-type="string">
            <text:p>libnfq featur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kernel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45.725s</text:p>
          </table:table-cell>
          <table:table-cell office:value-type="float" office:value="234.181" calcext:value-type="float">
            <text:p>234.181</text:p>
          </table:table-cell>
          <table:table-cell table:formula="of:=[.D23]/3" office:value-type="float" office:value="78.0603333333333" calcext:value-type="float">
            <text:p>78.060</text:p>
          </table:table-cell>
          <table:table-cell office:value-type="float" office:value="354.981" calcext:value-type="float">
            <text:p>354.981</text:p>
          </table:table-cell>
          <table:table-cell table:formula="of:=[.F23]/3" office:value-type="float" office:value="118.327" calcext:value-type="float">
            <text:p>118.327</text:p>
          </table:table-cell>
          <table:table-cell table:formula="of:=[.D23]+[.F23]" office:value-type="float" office:value="589.162" calcext:value-type="float">
            <text:p>589.162</text:p>
          </table:table-cell>
          <table:table-cell table:formula="of:=[.E23]+[.G23]" office:value-type="float" office:value="196.387333333333" calcext:value-type="float">
            <text:p>196.38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08.167s</text:p>
          </table:table-cell>
          <table:table-cell office:value-type="float" office:value="249.908" calcext:value-type="float">
            <text:p>249.908</text:p>
          </table:table-cell>
          <table:table-cell table:formula="of:=[.D24]/3" office:value-type="float" office:value="83.3026666666667" calcext:value-type="float">
            <text:p>83.303</text:p>
          </table:table-cell>
          <table:table-cell office:value-type="float" office:value="334.967" calcext:value-type="float">
            <text:p>334.967</text:p>
          </table:table-cell>
          <table:table-cell table:formula="of:=[.F24]/3" office:value-type="float" office:value="111.655666666667" calcext:value-type="float">
            <text:p>111.656</text:p>
          </table:table-cell>
          <table:table-cell table:formula="of:=[.D24]+[.F24]" office:value-type="float" office:value="584.875" calcext:value-type="float">
            <text:p>584.875</text:p>
          </table:table-cell>
          <table:table-cell table:formula="of:=[.E24]+[.G24]" office:value-type="float" office:value="194.958333333333" calcext:value-type="float">
            <text:p>194.95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-f zxc1491 -n 29999999 -r 2000</text:p>
          </table:table-cell>
          <table:table-cell table:style-name="ce4" office:value-type="string" calcext:value-type="string">
            <text:p>-t6 -t17 -t19 24</text:p>
          </table:table-cell>
          <table:table-cell table:style-name="ce39" office:value-type="string" calcext:value-type="string">
            <text:p>123m13.548s</text:p>
          </table:table-cell>
          <table:table-cell table:style-name="ce50" office:value-type="float" office:value="369.053" calcext:value-type="float">
            <text:p>369.053</text:p>
          </table:table-cell>
          <table:table-cell table:style-name="ce50" table:formula="of:=[.D25]/3" office:value-type="float" office:value="123.017666666667" calcext:value-type="float">
            <text:p>123.018</text:p>
          </table:table-cell>
          <table:table-cell table:style-name="ce50" office:value-type="float" office:value="332.106" calcext:value-type="float">
            <text:p>332.106</text:p>
          </table:table-cell>
          <table:table-cell table:style-name="ce50" table:formula="of:=[.F25]/3" office:value-type="float" office:value="110.702" calcext:value-type="float">
            <text:p>110.702</text:p>
          </table:table-cell>
          <table:table-cell table:style-name="ce50" table:formula="of:=[.D25]+[.F25]" office:value-type="float" office:value="701.159" calcext:value-type="float">
            <text:p>701.159</text:p>
          </table:table-cell>
          <table:table-cell table:style-name="ce50" table:formula="of:=[.E25]+[.G25]" office:value-type="float" office:value="233.719666666667" calcext:value-type="float">
            <text:p>233.720</text:p>
          </table:table-cell>
          <table:table-cell table:number-columns-repeated="2" table:style-name="ce62" office:value-type="string" calcext:value-type="string">
            <text:p><text:s/>-</text:p>
          </table:table-cell>
          <table:table-cell table:style-name="ce62" office:value-type="string" calcext:value-type="string">
            <text:p>werty, init in dcl</text:p>
          </table:table-cell>
          <table:table-cell table:style-name="ce73" office:value-type="string" calcext:value-type="string">
            <text:p>xterms minimised</text:p>
          </table:table-cell>
          <table:table-cell table:style-name="ce62" office:value-type="string" calcext:value-type="string">
            <text:p>5.13.0-rc5</text:p>
          </table:table-cell>
          <table:table-cell table:style-name="ce62" table:number-columns-repeated="1010"/>
        </table:table-row>
        <table:table-row table:style-name="ro1">
          <table:table-cell table:style-name="ce5" office:value-type="string" calcext:value-type="string">
            <text:p>-f zxc1491 -n 29999999 -r 2000</text:p>
          </table:table-cell>
          <table:table-cell table:style-name="ce5" office:value-type="string" calcext:value-type="string">
            <text:p>-t6 -t17 -t19 24</text:p>
          </table:table-cell>
          <table:table-cell table:style-name="ce40" office:value-type="string" calcext:value-type="string">
            <text:p>124m30.385s</text:p>
          </table:table-cell>
          <table:table-cell table:style-name="ce51" office:value-type="float" office:value="356.532" calcext:value-type="float">
            <text:p>356.532</text:p>
          </table:table-cell>
          <table:table-cell table:style-name="ce51" table:formula="of:=[.D26]/3" office:value-type="float" office:value="118.844" calcext:value-type="float">
            <text:p>118.844</text:p>
          </table:table-cell>
          <table:table-cell table:style-name="ce51" office:value-type="float" office:value="347.909" calcext:value-type="float">
            <text:p>347.909</text:p>
          </table:table-cell>
          <table:table-cell table:style-name="ce51" table:formula="of:=[.F26]/3" office:value-type="float" office:value="115.969666666667" calcext:value-type="float">
            <text:p>115.970</text:p>
          </table:table-cell>
          <table:table-cell table:style-name="ce51" table:formula="of:=[.D26]+[.F26]" office:value-type="float" office:value="704.441" calcext:value-type="float">
            <text:p>704.441</text:p>
          </table:table-cell>
          <table:table-cell table:style-name="ce51" table:formula="of:=[.E26]+[.G26]" office:value-type="float" office:value="234.813666666667" calcext:value-type="float">
            <text:p>234.814</text:p>
          </table:table-cell>
          <table:table-cell table:number-columns-repeated="2" table:style-name="ce63" office:value-type="string" calcext:value-type="string">
            <text:p><text:s/>-</text:p>
          </table:table-cell>
          <table:table-cell table:style-name="ce63" office:value-type="string" calcext:value-type="string">
            <text:p>werty, init in dcl</text:p>
          </table:table-cell>
          <table:table-cell table:style-name="ce74" office:value-type="string" calcext:value-type="string">
            <text:p>xterms minimised</text:p>
          </table:table-cell>
          <table:table-cell table:style-name="ce63" table:number-columns-repeated="1011"/>
        </table:table-row>
        <table:table-row table:style-name="ro1">
          <table:table-cell table:style-name="ce29" office:value-type="string" calcext:value-type="string">
            <text:p>-f zxc1491 -n 29999999 -r 2000</text:p>
          </table:table-cell>
          <table:table-cell table:style-name="ce29" office:value-type="string" calcext:value-type="string">
            <text:p>-t6 -t17 -t19 24</text:p>
          </table:table-cell>
          <table:table-cell table:style-name="ce41" office:value-type="string" calcext:value-type="string">
            <text:p>126m22.713s</text:p>
          </table:table-cell>
          <table:table-cell table:style-name="ce52" office:value-type="float" office:value="368.092" calcext:value-type="float">
            <text:p>368.092</text:p>
          </table:table-cell>
          <table:table-cell table:style-name="ce52" table:formula="of:=[.D27]/3" office:value-type="float" office:value="122.697333333333" calcext:value-type="float">
            <text:p>122.697</text:p>
          </table:table-cell>
          <table:table-cell table:style-name="ce52" office:value-type="float" office:value="340.276" calcext:value-type="float">
            <text:p>340.276</text:p>
          </table:table-cell>
          <table:table-cell table:style-name="ce52" table:formula="of:=[.F27]/3" office:value-type="float" office:value="113.425333333333" calcext:value-type="float">
            <text:p>113.425</text:p>
          </table:table-cell>
          <table:table-cell table:style-name="ce52" table:formula="of:=[.D27]+[.F27]" office:value-type="float" office:value="708.368" calcext:value-type="float">
            <text:p>708.368</text:p>
          </table:table-cell>
          <table:table-cell table:style-name="ce52" table:formula="of:=[.E27]+[.G27]" office:value-type="float" office:value="236.122666666667" calcext:value-type="float">
            <text:p>236.123</text:p>
          </table:table-cell>
          <table:table-cell table:number-columns-repeated="2" table:style-name="ce64" office:value-type="string" calcext:value-type="string">
            <text:p><text:s/>-</text:p>
          </table:table-cell>
          <table:table-cell table:style-name="ce64" office:value-type="string" calcext:value-type="string">
            <text:p>werty, init in dcl</text:p>
          </table:table-cell>
          <table:table-cell table:style-name="ce75" office:value-type="string" calcext:value-type="string">
            <text:p>xterms minimised</text:p>
          </table:table-cell>
          <table:table-cell table:style-name="ce64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07.078s</text:p>
          </table:table-cell>
          <table:table-cell table:style-name="ce20" office:value-type="float" office:value="367.543" calcext:value-type="float">
            <text:p>367.543</text:p>
          </table:table-cell>
          <table:table-cell table:style-name="ce20" table:formula="of:=[.D28]/3" office:value-type="float" office:value="122.514333333333" calcext:value-type="float">
            <text:p>122.514</text:p>
          </table:table-cell>
          <table:table-cell table:style-name="ce20" office:value-type="float" office:value="358.845" calcext:value-type="float">
            <text:p>358.845</text:p>
          </table:table-cell>
          <table:table-cell table:style-name="ce20" table:formula="of:=[.F28]/3" office:value-type="float" office:value="119.615" calcext:value-type="float">
            <text:p>119.615</text:p>
          </table:table-cell>
          <table:table-cell table:style-name="ce20" table:formula="of:=[.D28]+[.F28]" office:value-type="float" office:value="726.388" calcext:value-type="float">
            <text:p>726.388</text:p>
          </table:table-cell>
          <table:table-cell table:style-name="ce20" table:formula="of:=[.E28]+[.G28]" office:value-type="float" office:value="242.129333333333" calcext:value-type="float">
            <text:p>242.129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23.249s</text:p>
          </table:table-cell>
          <table:table-cell table:style-name="ce20" office:value-type="float" office:value="398.308" calcext:value-type="float">
            <text:p>398.308</text:p>
          </table:table-cell>
          <table:table-cell table:style-name="ce20" table:formula="of:=[.D29]/3" office:value-type="float" office:value="132.769333333333" calcext:value-type="float">
            <text:p>132.769</text:p>
          </table:table-cell>
          <table:table-cell table:style-name="ce20" office:value-type="float" office:value="329.557" calcext:value-type="float">
            <text:p>329.557</text:p>
          </table:table-cell>
          <table:table-cell table:style-name="ce20" table:formula="of:=[.F29]/3" office:value-type="float" office:value="109.852333333333" calcext:value-type="float">
            <text:p>109.852</text:p>
          </table:table-cell>
          <table:table-cell table:style-name="ce20" table:formula="of:=[.D29]+[.F29]" office:value-type="float" office:value="727.865" calcext:value-type="float">
            <text:p>727.865</text:p>
          </table:table-cell>
          <table:table-cell table:style-name="ce20" table:formula="of:=[.E29]+[.G29]" office:value-type="float" office:value="242.621666666667" calcext:value-type="float">
            <text:p>242.62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01.480s</text:p>
          </table:table-cell>
          <table:table-cell table:style-name="ce20" office:value-type="float" office:value="428.898" calcext:value-type="float">
            <text:p>428.898</text:p>
          </table:table-cell>
          <table:table-cell table:style-name="ce20" table:formula="of:=[.D30]/3" office:value-type="float" office:value="142.966" calcext:value-type="float">
            <text:p>142.966</text:p>
          </table:table-cell>
          <table:table-cell table:style-name="ce20" office:value-type="float" office:value="301.984" calcext:value-type="float">
            <text:p>301.984</text:p>
          </table:table-cell>
          <table:table-cell table:style-name="ce20" table:formula="of:=[.F30]/3" office:value-type="float" office:value="100.661333333333" calcext:value-type="float">
            <text:p>100.661</text:p>
          </table:table-cell>
          <table:table-cell table:style-name="ce20" table:formula="of:=[.D30]+[.F30]" office:value-type="float" office:value="730.882" calcext:value-type="float">
            <text:p>730.882</text:p>
          </table:table-cell>
          <table:table-cell table:style-name="ce20" table:formula="of:=[.E30]+[.G30]" office:value-type="float" office:value="243.627333333333" calcext:value-type="float">
            <text:p>243.627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3m50.032s</text:p>
          </table:table-cell>
          <table:table-cell table:style-name="ce20" office:value-type="float" office:value="372.114" calcext:value-type="float">
            <text:p>372.114</text:p>
          </table:table-cell>
          <table:table-cell table:style-name="ce20" table:formula="of:=[.D31]/3" office:value-type="float" office:value="124.038" calcext:value-type="float">
            <text:p>124.038</text:p>
          </table:table-cell>
          <table:table-cell table:style-name="ce20" office:value-type="float" office:value="363.584" calcext:value-type="float">
            <text:p>363.584</text:p>
          </table:table-cell>
          <table:table-cell table:style-name="ce20" table:formula="of:=[.F31]/3" office:value-type="float" office:value="121.194666666667" calcext:value-type="float">
            <text:p>121.195</text:p>
          </table:table-cell>
          <table:table-cell table:style-name="ce20" table:formula="of:=[.D31]+[.F31]" office:value-type="float" office:value="735.698" calcext:value-type="float">
            <text:p>735.698</text:p>
          </table:table-cell>
          <table:table-cell table:style-name="ce20" table:formula="of:=[.E31]+[.G31]" office:value-type="float" office:value="245.232666666667" calcext:value-type="float">
            <text:p>245.233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51.160s</text:p>
          </table:table-cell>
          <table:table-cell table:style-name="ce20" office:value-type="float" office:value="424.702" calcext:value-type="float">
            <text:p>424.702</text:p>
          </table:table-cell>
          <table:table-cell table:style-name="ce20" table:formula="of:=[.D32]/3" office:value-type="float" office:value="141.567333333333" calcext:value-type="float">
            <text:p>141.567</text:p>
          </table:table-cell>
          <table:table-cell table:style-name="ce20" office:value-type="float" office:value="314.812" calcext:value-type="float">
            <text:p>314.812</text:p>
          </table:table-cell>
          <table:table-cell table:style-name="ce20" table:formula="of:=[.F32]/3" office:value-type="float" office:value="104.937333333333" calcext:value-type="float">
            <text:p>104.937</text:p>
          </table:table-cell>
          <table:table-cell table:style-name="ce20" table:formula="of:=[.D32]+[.F32]" office:value-type="float" office:value="739.514" calcext:value-type="float">
            <text:p>739.514</text:p>
          </table:table-cell>
          <table:table-cell table:style-name="ce20" table:formula="of:=[.E32]+[.G32]" office:value-type="float" office:value="246.504666666667" calcext:value-type="float">
            <text:p>246.50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in consoles, X not running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4m34.558s</text:p>
          </table:table-cell>
          <table:table-cell table:style-name="ce20" office:value-type="float" office:value="399.406" calcext:value-type="float">
            <text:p>399.406</text:p>
          </table:table-cell>
          <table:table-cell table:style-name="ce20" table:formula="of:=[.D33]/3" office:value-type="float" office:value="133.135333333333" calcext:value-type="float">
            <text:p>133.135</text:p>
          </table:table-cell>
          <table:table-cell table:style-name="ce20" office:value-type="float" office:value="342.002" calcext:value-type="float">
            <text:p>342.002</text:p>
          </table:table-cell>
          <table:table-cell table:style-name="ce20" table:formula="of:=[.F33]/3" office:value-type="float" office:value="114.000666666667" calcext:value-type="float">
            <text:p>114.001</text:p>
          </table:table-cell>
          <table:table-cell table:style-name="ce20" table:formula="of:=[.D33]+[.F33]" office:value-type="float" office:value="741.408" calcext:value-type="float">
            <text:p>741.408</text:p>
          </table:table-cell>
          <table:table-cell table:style-name="ce20" table:formula="of:=[.E33]+[.G33]" office:value-type="float" office:value="247.136" calcext:value-type="float">
            <text:p>247.136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4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28.181s</text:p>
          </table:table-cell>
          <table:table-cell table:style-name="ce20" office:value-type="float" office:value="405.25" calcext:value-type="float">
            <text:p>405.250</text:p>
          </table:table-cell>
          <table:table-cell table:style-name="ce20" table:formula="of:=[.D34]/3" office:value-type="float" office:value="135.083333333333" calcext:value-type="float">
            <text:p>135.083</text:p>
          </table:table-cell>
          <table:table-cell table:style-name="ce20" office:value-type="float" office:value="336.542" calcext:value-type="float">
            <text:p>336.542</text:p>
          </table:table-cell>
          <table:table-cell table:style-name="ce20" table:formula="of:=[.F34]/3" office:value-type="float" office:value="112.180666666667" calcext:value-type="float">
            <text:p>112.181</text:p>
          </table:table-cell>
          <table:table-cell table:style-name="ce20" table:formula="of:=[.D34]+[.F34]" office:value-type="float" office:value="741.792" calcext:value-type="float">
            <text:p>741.792</text:p>
          </table:table-cell>
          <table:table-cell table:style-name="ce20" table:formula="of:=[.E34]+[.G34]" office:value-type="float" office:value="247.264" calcext:value-type="float">
            <text:p>247.264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5m16.184s</text:p>
          </table:table-cell>
          <table:table-cell table:style-name="ce20" office:value-type="float" office:value="424.997" calcext:value-type="float">
            <text:p>424.997</text:p>
          </table:table-cell>
          <table:table-cell table:style-name="ce20" table:formula="of:=[.D35]/3" office:value-type="float" office:value="141.665666666667" calcext:value-type="float">
            <text:p>141.666</text:p>
          </table:table-cell>
          <table:table-cell table:style-name="ce20" office:value-type="float" office:value="324.439" calcext:value-type="float">
            <text:p>324.439</text:p>
          </table:table-cell>
          <table:table-cell table:style-name="ce20" table:formula="of:=[.F35]/3" office:value-type="float" office:value="108.146333333333" calcext:value-type="float">
            <text:p>108.146</text:p>
          </table:table-cell>
          <table:table-cell table:style-name="ce20" table:formula="of:=[.D35]+[.F35]" office:value-type="float" office:value="749.436" calcext:value-type="float">
            <text:p>749.436</text:p>
          </table:table-cell>
          <table:table-cell table:style-name="ce20" table:formula="of:=[.E35]+[.G35]" office:value-type="float" office:value="249.812" calcext:value-type="float">
            <text:p>249.81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4m58.787s</text:p>
          </table:table-cell>
          <table:table-cell table:style-name="ce20" office:value-type="float" office:value="384.313" calcext:value-type="float">
            <text:p>384.313</text:p>
          </table:table-cell>
          <table:table-cell table:style-name="ce20" table:formula="of:=[.D36]/3" office:value-type="float" office:value="128.104333333333" calcext:value-type="float">
            <text:p>128.104</text:p>
          </table:table-cell>
          <table:table-cell table:style-name="ce20" office:value-type="float" office:value="367.531" calcext:value-type="float">
            <text:p>367.531</text:p>
          </table:table-cell>
          <table:table-cell table:style-name="ce20" table:formula="of:=[.F36]/3" office:value-type="float" office:value="122.510333333333" calcext:value-type="float">
            <text:p>122.510</text:p>
          </table:table-cell>
          <table:table-cell table:style-name="ce20" table:formula="of:=[.D36]+[.F36]" office:value-type="float" office:value="751.844" calcext:value-type="float">
            <text:p>751.844</text:p>
          </table:table-cell>
          <table:table-cell table:style-name="ce20" table:formula="of:=[.E36]+[.G36]" office:value-type="float" office:value="250.614666666667" calcext:value-type="float">
            <text:p>250.61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in consoles, X not running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24.514s</text:p>
          </table:table-cell>
          <table:table-cell table:style-name="ce20" office:value-type="float" office:value="423.233" calcext:value-type="float">
            <text:p>423.233</text:p>
          </table:table-cell>
          <table:table-cell table:style-name="ce20" table:formula="of:=[.D37]/3" office:value-type="float" office:value="141.077666666667" calcext:value-type="float">
            <text:p>141.078</text:p>
          </table:table-cell>
          <table:table-cell table:style-name="ce20" office:value-type="float" office:value="328.755" calcext:value-type="float">
            <text:p>328.755</text:p>
          </table:table-cell>
          <table:table-cell table:style-name="ce20" table:formula="of:=[.F37]/3" office:value-type="float" office:value="109.585" calcext:value-type="float">
            <text:p>109.585</text:p>
          </table:table-cell>
          <table:table-cell table:style-name="ce20" table:formula="of:=[.D37]+[.F37]" office:value-type="float" office:value="751.988" calcext:value-type="float">
            <text:p>751.988</text:p>
          </table:table-cell>
          <table:table-cell table:style-name="ce20" table:formula="of:=[.E37]+[.G37]" office:value-type="float" office:value="250.662666666667" calcext:value-type="float">
            <text:p>250.663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52.596s</text:p>
          </table:table-cell>
          <table:table-cell table:style-name="ce20" office:value-type="float" office:value="436.35" calcext:value-type="float">
            <text:p>436.350</text:p>
          </table:table-cell>
          <table:table-cell table:style-name="ce20" table:formula="of:=[.D38]/3" office:value-type="float" office:value="145.45" calcext:value-type="float">
            <text:p>145.450</text:p>
          </table:table-cell>
          <table:table-cell table:style-name="ce20" office:value-type="float" office:value="317.075" calcext:value-type="float">
            <text:p>317.075</text:p>
          </table:table-cell>
          <table:table-cell table:style-name="ce20" table:formula="of:=[.F38]/3" office:value-type="float" office:value="105.691666666667" calcext:value-type="float">
            <text:p>105.692</text:p>
          </table:table-cell>
          <table:table-cell table:style-name="ce20" table:formula="of:=[.D38]+[.F38]" office:value-type="float" office:value="753.425" calcext:value-type="float">
            <text:p>753.425</text:p>
          </table:table-cell>
          <table:table-cell table:style-name="ce20" table:formula="of:=[.E38]+[.G38]" office:value-type="float" office:value="251.141666666667" calcext:value-type="float">
            <text:p>251.14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5m38.681s</text:p>
          </table:table-cell>
          <table:table-cell table:style-name="ce20" office:value-type="float" office:value="387.198" calcext:value-type="float">
            <text:p>387.198</text:p>
          </table:table-cell>
          <table:table-cell table:style-name="ce20" table:formula="of:=[.D39]/3" office:value-type="float" office:value="129.066" calcext:value-type="float">
            <text:p>129.066</text:p>
          </table:table-cell>
          <table:table-cell table:style-name="ce20" office:value-type="float" office:value="368.473" calcext:value-type="float">
            <text:p>368.473</text:p>
          </table:table-cell>
          <table:table-cell table:style-name="ce20" table:formula="of:=[.F39]/3" office:value-type="float" office:value="122.824333333333" calcext:value-type="float">
            <text:p>122.824</text:p>
          </table:table-cell>
          <table:table-cell table:style-name="ce20" table:formula="of:=[.D39]+[.F39]" office:value-type="float" office:value="755.671" calcext:value-type="float">
            <text:p>755.671</text:p>
          </table:table-cell>
          <table:table-cell table:style-name="ce20" table:formula="of:=[.E39]+[.G39]" office:value-type="float" office:value="251.890333333333" calcext:value-type="float">
            <text:p>251.890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4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18.774s</text:p>
          </table:table-cell>
          <table:table-cell table:style-name="ce20" office:value-type="float" office:value="371.347" calcext:value-type="float">
            <text:p>371.347</text:p>
          </table:table-cell>
          <table:table-cell table:style-name="ce20" table:formula="of:=[.D40]/3" office:value-type="float" office:value="123.782333333333" calcext:value-type="float">
            <text:p>123.782</text:p>
          </table:table-cell>
          <table:table-cell table:style-name="ce20" office:value-type="float" office:value="384.41" calcext:value-type="float">
            <text:p>384.410</text:p>
          </table:table-cell>
          <table:table-cell table:style-name="ce20" table:formula="of:=[.F40]/3" office:value-type="float" office:value="128.136666666667" calcext:value-type="float">
            <text:p>128.137</text:p>
          </table:table-cell>
          <table:table-cell table:style-name="ce20" table:formula="of:=[.D40]+[.F40]" office:value-type="float" office:value="755.757" calcext:value-type="float">
            <text:p>755.757</text:p>
          </table:table-cell>
          <table:table-cell table:style-name="ce20" table:formula="of:=[.E40]+[.G40]" office:value-type="float" office:value="251.919" calcext:value-type="float">
            <text:p>251.919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44.290s</text:p>
          </table:table-cell>
          <table:table-cell table:style-name="ce20" office:value-type="float" office:value="421.288" calcext:value-type="float">
            <text:p>421.288</text:p>
          </table:table-cell>
          <table:table-cell table:style-name="ce20" table:formula="of:=[.D41]/3" office:value-type="float" office:value="140.429333333333" calcext:value-type="float">
            <text:p>140.429</text:p>
          </table:table-cell>
          <table:table-cell table:style-name="ce20" office:value-type="float" office:value="334.668" calcext:value-type="float">
            <text:p>334.668</text:p>
          </table:table-cell>
          <table:table-cell table:style-name="ce20" table:formula="of:=[.F41]/3" office:value-type="float" office:value="111.556" calcext:value-type="float">
            <text:p>111.556</text:p>
          </table:table-cell>
          <table:table-cell table:style-name="ce20" table:formula="of:=[.D41]+[.F41]" office:value-type="float" office:value="755.956" calcext:value-type="float">
            <text:p>755.956</text:p>
          </table:table-cell>
          <table:table-cell table:style-name="ce20" table:formula="of:=[.E41]+[.G41]" office:value-type="float" office:value="251.985333333333" calcext:value-type="float">
            <text:p>251.98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55.894s</text:p>
          </table:table-cell>
          <table:table-cell table:style-name="ce20" office:value-type="float" office:value="444.897" calcext:value-type="float">
            <text:p>444.897</text:p>
          </table:table-cell>
          <table:table-cell table:style-name="ce20" table:formula="of:=[.D42]/3" office:value-type="float" office:value="148.299" calcext:value-type="float">
            <text:p>148.299</text:p>
          </table:table-cell>
          <table:table-cell table:style-name="ce20" office:value-type="float" office:value="311.108" calcext:value-type="float">
            <text:p>311.108</text:p>
          </table:table-cell>
          <table:table-cell table:style-name="ce20" table:formula="of:=[.F42]/3" office:value-type="float" office:value="103.702666666667" calcext:value-type="float">
            <text:p>103.703</text:p>
          </table:table-cell>
          <table:table-cell table:style-name="ce20" table:formula="of:=[.D42]+[.F42]" office:value-type="float" office:value="756.005" calcext:value-type="float">
            <text:p>756.005</text:p>
          </table:table-cell>
          <table:table-cell table:style-name="ce20" table:formula="of:=[.E42]+[.G42]" office:value-type="float" office:value="252.001666666667" calcext:value-type="float">
            <text:p>252.00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29" office:value-type="string" calcext:value-type="string">
            <text:p>-f zxc1491 -n 29999999 -r 2000</text:p>
          </table:table-cell>
          <table:table-cell table:style-name="ce29" office:value-type="string" calcext:value-type="string">
            <text:p>-t6 -t17 -t19 24</text:p>
          </table:table-cell>
          <table:table-cell table:style-name="ce41" office:value-type="string" calcext:value-type="string">
            <text:p>126m51.057s</text:p>
          </table:table-cell>
          <table:table-cell table:style-name="ce52" office:value-type="float" office:value="419.422" calcext:value-type="float">
            <text:p>419.422</text:p>
          </table:table-cell>
          <table:table-cell table:style-name="ce52" table:formula="of:=[.D43]/3" office:value-type="float" office:value="139.807333333333" calcext:value-type="float">
            <text:p>139.807</text:p>
          </table:table-cell>
          <table:table-cell table:style-name="ce52" office:value-type="float" office:value="338.791" calcext:value-type="float">
            <text:p>338.791</text:p>
          </table:table-cell>
          <table:table-cell table:style-name="ce52" table:formula="of:=[.F43]/3" office:value-type="float" office:value="112.930333333333" calcext:value-type="float">
            <text:p>112.930</text:p>
          </table:table-cell>
          <table:table-cell table:style-name="ce52" table:formula="of:=[.D43]+[.F43]" office:value-type="float" office:value="758.213" calcext:value-type="float">
            <text:p>758.213</text:p>
          </table:table-cell>
          <table:table-cell table:style-name="ce52" table:formula="of:=[.E43]+[.G43]" office:value-type="float" office:value="252.737666666667" calcext:value-type="float">
            <text:p>252.738</text:p>
          </table:table-cell>
          <table:table-cell table:number-columns-repeated="2" table:style-name="ce64" office:value-type="string" calcext:value-type="string">
            <text:p><text:s/>-</text:p>
          </table:table-cell>
          <table:table-cell table:style-name="ce64" office:value-type="string" calcext:value-type="string">
            <text:p>werty, init in dcl</text:p>
          </table:table-cell>
          <table:table-cell table:style-name="ce75" office:value-type="string" calcext:value-type="string">
            <text:p>xterms minimised</text:p>
          </table:table-cell>
          <table:table-cell table:style-name="ce64" office:value-type="string" calcext:value-type="string">
            <text:p>5.13.0-rc6</text:p>
          </table:table-cell>
          <table:table-cell table:style-name="ce64" table:number-columns-repeated="1010"/>
        </table:table-row>
        <table:table-row table:style-name="ro2">
          <table:table-cell table:style-name="ce5" office:value-type="string" calcext:value-type="string">
            <text:p>-f zxc1491 -n 29999999 -r 2000</text:p>
          </table:table-cell>
          <table:table-cell table:style-name="ce5" office:value-type="string" calcext:value-type="string">
            <text:p>-t6 -t17 -t19 24</text:p>
          </table:table-cell>
          <table:table-cell table:style-name="ce40" office:value-type="string" calcext:value-type="string">
            <text:p>127m7.518s</text:p>
          </table:table-cell>
          <table:table-cell table:style-name="ce51" office:value-type="float" office:value="402.896" calcext:value-type="float">
            <text:p>402.896</text:p>
          </table:table-cell>
          <table:table-cell table:style-name="ce51" table:formula="of:=[.D44]/3" office:value-type="float" office:value="134.298666666667" calcext:value-type="float">
            <text:p>134.299</text:p>
          </table:table-cell>
          <table:table-cell table:style-name="ce51" office:value-type="float" office:value="356.106" calcext:value-type="float">
            <text:p>356.106</text:p>
          </table:table-cell>
          <table:table-cell table:style-name="ce51" table:formula="of:=[.F44]/3" office:value-type="float" office:value="118.702" calcext:value-type="float">
            <text:p>118.702</text:p>
          </table:table-cell>
          <table:table-cell table:style-name="ce51" table:formula="of:=[.D44]+[.F44]" office:value-type="float" office:value="759.002" calcext:value-type="float">
            <text:p>759.002</text:p>
          </table:table-cell>
          <table:table-cell table:style-name="ce51" table:formula="of:=[.E44]+[.G44]" office:value-type="float" office:value="253.000666666667" calcext:value-type="float">
            <text:p>253.001</text:p>
          </table:table-cell>
          <table:table-cell table:number-columns-repeated="2" table:style-name="ce63" office:value-type="string" calcext:value-type="string">
            <text:p><text:s/>-</text:p>
          </table:table-cell>
          <table:table-cell table:style-name="ce63" office:value-type="string" calcext:value-type="string">
            <text:p>werty, init in dcl</text:p>
          </table:table-cell>
          <table:table-cell table:style-name="ce74" office:value-type="string" calcext:value-type="string">
            <text:p>xterms minimised, Kernel-install</text:p>
          </table:table-cell>
          <table:table-cell table:style-name="ce63" office:value-type="string" calcext:value-type="string">
            <text:p>5.13.0-rc6</text:p>
          </table:table-cell>
          <table:table-cell table:style-name="ce63" table:number-columns-repeated="1010"/>
        </table:table-row>
        <table:table-row table:style-name="ro1">
          <table:table-cell table:style-name="ce4" office:value-type="string" calcext:value-type="string">
            <text:p>-f zxc1491 -n 29999999 -r 2000</text:p>
          </table:table-cell>
          <table:table-cell table:style-name="ce4" office:value-type="string" calcext:value-type="string">
            <text:p>-t6 -t17 -t19 24</text:p>
          </table:table-cell>
          <table:table-cell table:style-name="ce39" office:value-type="string" calcext:value-type="string">
            <text:p>127m12.877s</text:p>
          </table:table-cell>
          <table:table-cell table:style-name="ce50" office:value-type="float" office:value="396.047" calcext:value-type="float">
            <text:p>396.047</text:p>
          </table:table-cell>
          <table:table-cell table:style-name="ce50" table:formula="of:=[.D45]/3" office:value-type="float" office:value="132.015666666667" calcext:value-type="float">
            <text:p>132.016</text:p>
          </table:table-cell>
          <table:table-cell table:style-name="ce50" office:value-type="float" office:value="370.153" calcext:value-type="float">
            <text:p>370.153</text:p>
          </table:table-cell>
          <table:table-cell table:style-name="ce50" table:formula="of:=[.F45]/3" office:value-type="float" office:value="123.384333333333" calcext:value-type="float">
            <text:p>123.384</text:p>
          </table:table-cell>
          <table:table-cell table:style-name="ce50" table:formula="of:=[.D45]+[.F45]" office:value-type="float" office:value="766.2" calcext:value-type="float">
            <text:p>766.200</text:p>
          </table:table-cell>
          <table:table-cell table:style-name="ce50" table:formula="of:=[.E45]+[.G45]" office:value-type="float" office:value="255.4" calcext:value-type="float">
            <text:p>255.400</text:p>
          </table:table-cell>
          <table:table-cell table:number-columns-repeated="2" table:style-name="ce62" office:value-type="string" calcext:value-type="string">
            <text:p><text:s/>-</text:p>
          </table:table-cell>
          <table:table-cell table:style-name="ce62" office:value-type="string" calcext:value-type="string">
            <text:p>werty, init in dcl</text:p>
          </table:table-cell>
          <table:table-cell table:style-name="ce73" office:value-type="string" calcext:value-type="string">
            <text:p>xterms minimised</text:p>
          </table:table-cell>
          <table:table-cell table:style-name="ce62" office:value-type="string" calcext:value-type="string">
            <text:p>5.13.0-rc4</text:p>
          </table:table-cell>
          <table:table-cell table:style-name="ce62" table:number-columns-repeated="1010"/>
        </table:table-row>
        <table:table-row table:style-name="ro3">
          <table:table-cell table:style-name="ce11" office:value-type="string" calcext:value-type="string">
            <text:p>-f zxc1491 -n 29999999 -r 2000</text:p>
          </table:table-cell>
          <table:table-cell table:style-name="ce11" office:value-type="string" calcext:value-type="string">
            <text:p>-t6 -t8 -t17 -t19 24</text:p>
          </table:table-cell>
          <table:table-cell table:style-name="ce17" office:value-type="string" calcext:value-type="string">
            <text:p>166m25.095s</text:p>
          </table:table-cell>
          <table:table-cell table:style-name="ce22" office:value-type="float" office:value="401.884" calcext:value-type="float">
            <text:p>401.884</text:p>
          </table:table-cell>
          <table:table-cell table:style-name="ce22" table:formula="of:=[.D46]/3" office:value-type="float" office:value="133.961333333333" calcext:value-type="float">
            <text:p>133.961</text:p>
          </table:table-cell>
          <table:table-cell table:style-name="ce22" office:value-type="float" office:value="409.572" calcext:value-type="float">
            <text:p>409.572</text:p>
          </table:table-cell>
          <table:table-cell table:style-name="ce22" table:formula="of:=[.F46]/3" office:value-type="float" office:value="136.524" calcext:value-type="float">
            <text:p>136.524</text:p>
          </table:table-cell>
          <table:table-cell table:style-name="ce22" table:formula="of:=[.D46]+[.F46]" office:value-type="float" office:value="811.456" calcext:value-type="float">
            <text:p>811.456</text:p>
          </table:table-cell>
          <table:table-cell table:style-name="ce22" table:formula="of:=[.E46]+[.G46]" office:value-type="float" office:value="270.485333333333" calcext:value-type="float">
            <text:p>270.485</text:p>
          </table:table-cell>
          <table:table-cell table:number-columns-repeated="2" table:style-name="ce28" office:value-type="string" calcext:value-type="string">
            <text:p><text:s/>-</text:p>
          </table:table-cell>
          <table:table-cell table:style-name="ce28" office:value-type="string" calcext:value-type="string">
            <text:p>werty, init in dcl</text:p>
          </table:table-cell>
          <table:table-cell table:style-name="ce77" office:value-type="string" calcext:value-type="string">
            <text:p>xterms minimised, demo during mlug meeting, firefox 100%: IGNORE</text:p>
          </table:table-cell>
          <table:table-cell table:style-name="ce28" table:number-columns-repeated="1011"/>
        </table:table-row>
        <table:table-row table:style-name="ro2">
          <table:table-cell table:style-name="ce11" office:value-type="string" calcext:value-type="string">
            <text:p>-f zxc1491 -n 29999999 -r 2000</text:p>
          </table:table-cell>
          <table:table-cell table:style-name="ce11" office:value-type="string" calcext:value-type="string">
            <text:p>-t6 -t8 -t17 -t19 24</text:p>
          </table:table-cell>
          <table:table-cell table:style-name="ce17" office:value-type="string" calcext:value-type="string">
            <text:p>126m42.773s</text:p>
          </table:table-cell>
          <table:table-cell table:style-name="ce22" office:value-type="float" office:value="406.284" calcext:value-type="float">
            <text:p>406.284</text:p>
          </table:table-cell>
          <table:table-cell table:style-name="ce22" table:formula="of:=[.D47]/3" office:value-type="float" office:value="135.428" calcext:value-type="float">
            <text:p>135.428</text:p>
          </table:table-cell>
          <table:table-cell table:style-name="ce22" office:value-type="float" office:value="370.99" calcext:value-type="float">
            <text:p>370.990</text:p>
          </table:table-cell>
          <table:table-cell table:style-name="ce22" table:formula="of:=[.F47]/3" office:value-type="float" office:value="123.663333333333" calcext:value-type="float">
            <text:p>123.663</text:p>
          </table:table-cell>
          <table:table-cell table:style-name="ce22" table:formula="of:=[.D47]+[.F47]" office:value-type="float" office:value="777.274" calcext:value-type="float">
            <text:p>777.274</text:p>
          </table:table-cell>
          <table:table-cell table:style-name="ce22" table:formula="of:=[.E47]+[.G47]" office:value-type="float" office:value="259.091333333333" calcext:value-type="float">
            <text:p>259.091</text:p>
          </table:table-cell>
          <table:table-cell table:number-columns-repeated="2" table:style-name="ce28" office:value-type="string" calcext:value-type="string">
            <text:p><text:s/>-</text:p>
          </table:table-cell>
          <table:table-cell table:style-name="ce28" office:value-type="string" calcext:value-type="string">
            <text:p>werty, init in dcl</text:p>
          </table:table-cell>
          <table:table-cell table:style-name="ce77" office:value-type="string" calcext:value-type="string">
            <text:p>xterms minimised, cron day / week / month ran</text:p>
          </table:table-cell>
          <table:table-cell table:style-name="ce28" office:value-type="string" calcext:value-type="string">
            <text:p>5.13.0-rc4</text:p>
          </table:table-cell>
          <table:table-cell table:style-name="ce28" table:number-columns-repeated="1010"/>
        </table:table-row>
        <table:table-row table:style-name="ro1">
          <table:table-cell table:style-name="ce32" office:value-type="string" calcext:value-type="string">
            <text:p>-f zxc1491 -n 29999999 -r 2000</text:p>
          </table:table-cell>
          <table:table-cell table:style-name="ce32" office:value-type="string" calcext:value-type="string">
            <text:p>-t6 -t8 -t17 -t19 24</text:p>
          </table:table-cell>
          <table:table-cell table:style-name="ce44" office:value-type="string" calcext:value-type="string">
            <text:p>124m12.812s</text:p>
          </table:table-cell>
          <table:table-cell table:style-name="ce55" office:value-type="float" office:value="374.856" calcext:value-type="float">
            <text:p>374.856</text:p>
          </table:table-cell>
          <table:table-cell table:style-name="ce55" table:formula="of:=[.D48]/3" office:value-type="float" office:value="124.952" calcext:value-type="float">
            <text:p>124.952</text:p>
          </table:table-cell>
          <table:table-cell table:style-name="ce55" office:value-type="float" office:value="342.666" calcext:value-type="float">
            <text:p>342.666</text:p>
          </table:table-cell>
          <table:table-cell table:style-name="ce55" table:formula="of:=[.F48]/3" office:value-type="float" office:value="114.222" calcext:value-type="float">
            <text:p>114.222</text:p>
          </table:table-cell>
          <table:table-cell table:style-name="ce55" table:formula="of:=[.D48]+[.F48]" office:value-type="float" office:value="717.522" calcext:value-type="float">
            <text:p>717.522</text:p>
          </table:table-cell>
          <table:table-cell table:style-name="ce55" table:formula="of:=[.E48]+[.G48]" office:value-type="float" office:value="239.174" calcext:value-type="float">
            <text:p>239.174</text:p>
          </table:table-cell>
          <table:table-cell table:number-columns-repeated="2" table:style-name="ce67" office:value-type="string" calcext:value-type="string">
            <text:p><text:s/>-</text:p>
          </table:table-cell>
          <table:table-cell table:style-name="ce67" office:value-type="string" calcext:value-type="string">
            <text:p>werty, init in dcl</text:p>
          </table:table-cell>
          <table:table-cell table:style-name="ce78" office:value-type="string" calcext:value-type="string">
            <text:p>xterms minimised</text:p>
          </table:table-cell>
          <table:table-cell table:style-name="ce67" office:value-type="string" calcext:value-type="string">
            <text:p>5.13.0-rc4</text:p>
          </table:table-cell>
          <table:table-cell table:style-name="ce67" table:number-columns-repeated="1010"/>
        </table:table-row>
        <table:table-row table:style-name="ro1">
          <table:table-cell table:style-name="ce33" office:value-type="string" calcext:value-type="string">
            <text:p>-f zxc1491 -n 29999999 -r 2000</text:p>
          </table:table-cell>
          <table:table-cell table:style-name="ce33" office:value-type="string" calcext:value-type="string">
            <text:p>-t6 -t8 -t17 -t19 24</text:p>
          </table:table-cell>
          <table:table-cell table:style-name="ce45" office:value-type="string" calcext:value-type="string">
            <text:p>124m39.298s</text:p>
          </table:table-cell>
          <table:table-cell table:style-name="ce56" office:value-type="float" office:value="367.606" calcext:value-type="float">
            <text:p>367.606</text:p>
          </table:table-cell>
          <table:table-cell table:style-name="ce56" table:formula="of:=[.D49]/3" office:value-type="float" office:value="122.535333333333" calcext:value-type="float">
            <text:p>122.535</text:p>
          </table:table-cell>
          <table:table-cell table:style-name="ce56" office:value-type="float" office:value="350.919" calcext:value-type="float">
            <text:p>350.919</text:p>
          </table:table-cell>
          <table:table-cell table:style-name="ce56" table:formula="of:=[.F49]/3" office:value-type="float" office:value="116.973" calcext:value-type="float">
            <text:p>116.973</text:p>
          </table:table-cell>
          <table:table-cell table:style-name="ce56" table:formula="of:=[.D49]+[.F49]" office:value-type="float" office:value="718.525" calcext:value-type="float">
            <text:p>718.525</text:p>
          </table:table-cell>
          <table:table-cell table:style-name="ce56" table:formula="of:=[.E49]+[.G49]" office:value-type="float" office:value="239.508333333333" calcext:value-type="float">
            <text:p>239.508</text:p>
          </table:table-cell>
          <table:table-cell table:number-columns-repeated="2" table:style-name="ce68" office:value-type="string" calcext:value-type="string">
            <text:p><text:s/>-</text:p>
          </table:table-cell>
          <table:table-cell table:style-name="ce68" office:value-type="string" calcext:value-type="string">
            <text:p>werty, init in dcl</text:p>
          </table:table-cell>
          <table:table-cell table:style-name="ce79" office:value-type="string" calcext:value-type="string">
            <text:p>xterms minimised</text:p>
          </table:table-cell>
          <table:table-cell table:style-name="ce68" table:number-columns-repeated="1011"/>
        </table:table-row>
        <table:table-row table:style-name="ro1">
          <table:table-cell table:style-name="ce34" office:value-type="string" calcext:value-type="string">
            <text:p>-f zxc1491 -n 29999999 -r 2000</text:p>
          </table:table-cell>
          <table:table-cell table:style-name="ce34" office:value-type="string" calcext:value-type="string">
            <text:p>-t6 -t8 -t17 -t19 24</text:p>
          </table:table-cell>
          <table:table-cell table:style-name="ce46" office:value-type="string" calcext:value-type="string">
            <text:p>123m50.716s</text:p>
          </table:table-cell>
          <table:table-cell table:style-name="ce57" office:value-type="float" office:value="335.511" calcext:value-type="float">
            <text:p>335.511</text:p>
          </table:table-cell>
          <table:table-cell table:style-name="ce57" table:formula="of:=[.D50]/3" office:value-type="float" office:value="111.837" calcext:value-type="float">
            <text:p>111.837</text:p>
          </table:table-cell>
          <table:table-cell table:style-name="ce57" office:value-type="float" office:value="393.568" calcext:value-type="float">
            <text:p>393.568</text:p>
          </table:table-cell>
          <table:table-cell table:style-name="ce57" table:formula="of:=[.F50]/3" office:value-type="float" office:value="131.189333333333" calcext:value-type="float">
            <text:p>131.189</text:p>
          </table:table-cell>
          <table:table-cell table:style-name="ce57" table:formula="of:=[.D50]+[.F50]" office:value-type="float" office:value="729.079" calcext:value-type="float">
            <text:p>729.079</text:p>
          </table:table-cell>
          <table:table-cell table:style-name="ce57" table:formula="of:=[.E50]+[.G50]" office:value-type="float" office:value="243.026333333333" calcext:value-type="float">
            <text:p>243.026</text:p>
          </table:table-cell>
          <table:table-cell table:number-columns-repeated="2" table:style-name="ce69" office:value-type="string" calcext:value-type="string">
            <text:p><text:s/>-</text:p>
          </table:table-cell>
          <table:table-cell table:style-name="ce69" office:value-type="string" calcext:value-type="string">
            <text:p>werty, init in dcl</text:p>
          </table:table-cell>
          <table:table-cell table:style-name="ce80" office:value-type="string" calcext:value-type="string">
            <text:p>xterms minimised</text:p>
          </table:table-cell>
          <table:table-cell table:style-name="ce69" office:value-type="string" calcext:value-type="string">
            <text:p>5.13.0-rc5</text:p>
          </table:table-cell>
          <table:table-cell table:style-name="ce69" table:number-columns-repeated="1010"/>
        </table:table-row>
        <table:table-row table:style-name="ro2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45.107s</text:p>
          </table:table-cell>
          <table:table-cell table:style-name="ce21" office:value-type="float" office:value="390.033" calcext:value-type="float">
            <text:p>390.033</text:p>
          </table:table-cell>
          <table:table-cell table:style-name="ce21" table:formula="of:=[.D51]/3" office:value-type="float" office:value="130.011" calcext:value-type="float">
            <text:p>130.011</text:p>
          </table:table-cell>
          <table:table-cell table:style-name="ce21" office:value-type="float" office:value="342.716" calcext:value-type="float">
            <text:p>342.716</text:p>
          </table:table-cell>
          <table:table-cell table:style-name="ce21" table:formula="of:=[.F51]/3" office:value-type="float" office:value="114.238666666667" calcext:value-type="float">
            <text:p>114.239</text:p>
          </table:table-cell>
          <table:table-cell table:style-name="ce21" table:formula="of:=[.D51]+[.F51]" office:value-type="float" office:value="732.749" calcext:value-type="float">
            <text:p>732.749</text:p>
          </table:table-cell>
          <table:table-cell table:style-name="ce21" table:formula="of:=[.E51]+[.G51]" office:value-type="float" office:value="244.249666666667" calcext:value-type="float">
            <text:p>244.25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, X &amp; firefox still running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16.511s</text:p>
          </table:table-cell>
          <table:table-cell table:style-name="ce21" office:value-type="float" office:value="392.688" calcext:value-type="float">
            <text:p>392.688</text:p>
          </table:table-cell>
          <table:table-cell table:style-name="ce21" table:formula="of:=[.D52]/3" office:value-type="float" office:value="130.896" calcext:value-type="float">
            <text:p>130.896</text:p>
          </table:table-cell>
          <table:table-cell table:style-name="ce21" office:value-type="float" office:value="341.863" calcext:value-type="float">
            <text:p>341.863</text:p>
          </table:table-cell>
          <table:table-cell table:style-name="ce21" table:formula="of:=[.F52]/3" office:value-type="float" office:value="113.954333333333" calcext:value-type="float">
            <text:p>113.954</text:p>
          </table:table-cell>
          <table:table-cell table:style-name="ce21" table:formula="of:=[.D52]+[.F52]" office:value-type="float" office:value="734.551" calcext:value-type="float">
            <text:p>734.551</text:p>
          </table:table-cell>
          <table:table-cell table:style-name="ce21" table:formula="of:=[.E52]+[.G52]" office:value-type="float" office:value="244.850333333333" calcext:value-type="float">
            <text:p>244.85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3m54.295s</text:p>
          </table:table-cell>
          <table:table-cell table:style-name="ce21" office:value-type="float" office:value="361.644" calcext:value-type="float">
            <text:p>361.644</text:p>
          </table:table-cell>
          <table:table-cell table:style-name="ce21" table:formula="of:=[.D53]/3" office:value-type="float" office:value="120.548" calcext:value-type="float">
            <text:p>120.548</text:p>
          </table:table-cell>
          <table:table-cell table:style-name="ce21" office:value-type="float" office:value="373.61" calcext:value-type="float">
            <text:p>373.610</text:p>
          </table:table-cell>
          <table:table-cell table:style-name="ce21" table:formula="of:=[.F53]/3" office:value-type="float" office:value="124.536666666667" calcext:value-type="float">
            <text:p>124.537</text:p>
          </table:table-cell>
          <table:table-cell table:style-name="ce21" table:formula="of:=[.D53]+[.F53]" office:value-type="float" office:value="735.254" calcext:value-type="float">
            <text:p>735.254</text:p>
          </table:table-cell>
          <table:table-cell table:style-name="ce21" table:formula="of:=[.E53]+[.G53]" office:value-type="float" office:value="245.084666666667" calcext:value-type="float">
            <text:p>245.085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in consoles, X not running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3m10.396s</text:p>
          </table:table-cell>
          <table:table-cell table:style-name="ce21" office:value-type="float" office:value="437.894" calcext:value-type="float">
            <text:p>437.894</text:p>
          </table:table-cell>
          <table:table-cell table:style-name="ce21" table:formula="of:=[.D54]/3" office:value-type="float" office:value="145.964666666667" calcext:value-type="float">
            <text:p>145.965</text:p>
          </table:table-cell>
          <table:table-cell table:style-name="ce21" office:value-type="float" office:value="297.388" calcext:value-type="float">
            <text:p>297.388</text:p>
          </table:table-cell>
          <table:table-cell table:style-name="ce21" table:formula="of:=[.F54]/3" office:value-type="float" office:value="99.1293333333333" calcext:value-type="float">
            <text:p>99.129</text:p>
          </table:table-cell>
          <table:table-cell table:style-name="ce21" table:formula="of:=[.D54]+[.F54]" office:value-type="float" office:value="735.282" calcext:value-type="float">
            <text:p>735.282</text:p>
          </table:table-cell>
          <table:table-cell table:style-name="ce21" table:formula="of:=[.E54]+[.G54]" office:value-type="float" office:value="245.094" calcext:value-type="float">
            <text:p>245.09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27.999s</text:p>
          </table:table-cell>
          <table:table-cell table:style-name="ce21" office:value-type="float" office:value="404.622" calcext:value-type="float">
            <text:p>404.622</text:p>
          </table:table-cell>
          <table:table-cell table:style-name="ce21" table:formula="of:=[.D55]/3" office:value-type="float" office:value="134.874" calcext:value-type="float">
            <text:p>134.874</text:p>
          </table:table-cell>
          <table:table-cell table:style-name="ce21" office:value-type="float" office:value="332.784" calcext:value-type="float">
            <text:p>332.784</text:p>
          </table:table-cell>
          <table:table-cell table:style-name="ce21" table:formula="of:=[.F55]/3" office:value-type="float" office:value="110.928" calcext:value-type="float">
            <text:p>110.928</text:p>
          </table:table-cell>
          <table:table-cell table:style-name="ce21" table:formula="of:=[.D55]+[.F55]" office:value-type="float" office:value="737.406" calcext:value-type="float">
            <text:p>737.406</text:p>
          </table:table-cell>
          <table:table-cell table:style-name="ce21" table:formula="of:=[.E55]+[.G55]" office:value-type="float" office:value="245.802" calcext:value-type="float">
            <text:p>245.80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26.608s</text:p>
          </table:table-cell>
          <table:table-cell table:style-name="ce21" office:value-type="float" office:value="396.274" calcext:value-type="float">
            <text:p>396.274</text:p>
          </table:table-cell>
          <table:table-cell table:style-name="ce21" table:formula="of:=[.D56]/3" office:value-type="float" office:value="132.091333333333" calcext:value-type="float">
            <text:p>132.091</text:p>
          </table:table-cell>
          <table:table-cell table:style-name="ce21" office:value-type="float" office:value="341.5" calcext:value-type="float">
            <text:p>341.500</text:p>
          </table:table-cell>
          <table:table-cell table:style-name="ce21" table:formula="of:=[.F56]/3" office:value-type="float" office:value="113.833333333333" calcext:value-type="float">
            <text:p>113.833</text:p>
          </table:table-cell>
          <table:table-cell table:style-name="ce21" table:formula="of:=[.D56]+[.F56]" office:value-type="float" office:value="737.774" calcext:value-type="float">
            <text:p>737.774</text:p>
          </table:table-cell>
          <table:table-cell table:style-name="ce21" table:formula="of:=[.E56]+[.G56]" office:value-type="float" office:value="245.924666666667" calcext:value-type="float">
            <text:p>245.925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41m43.359s</text:p>
          </table:table-cell>
          <table:table-cell table:style-name="ce21" office:value-type="float" office:value="385.034" calcext:value-type="float">
            <text:p>385.034</text:p>
          </table:table-cell>
          <table:table-cell table:style-name="ce21" table:formula="of:=[.D57]/3" office:value-type="float" office:value="128.344666666667" calcext:value-type="float">
            <text:p>128.345</text:p>
          </table:table-cell>
          <table:table-cell table:style-name="ce21" office:value-type="float" office:value="356.187" calcext:value-type="float">
            <text:p>356.187</text:p>
          </table:table-cell>
          <table:table-cell table:style-name="ce21" table:formula="of:=[.F57]/3" office:value-type="float" office:value="118.729" calcext:value-type="float">
            <text:p>118.729</text:p>
          </table:table-cell>
          <table:table-cell table:style-name="ce21" table:formula="of:=[.D57]+[.F57]" office:value-type="float" office:value="741.221" calcext:value-type="float">
            <text:p>741.221</text:p>
          </table:table-cell>
          <table:table-cell table:style-name="ce21" table:formula="of:=[.E57]+[.G57]" office:value-type="float" office:value="247.073666666667" calcext:value-type="float">
            <text:p>247.07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5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59.290s</text:p>
          </table:table-cell>
          <table:table-cell table:style-name="ce21" office:value-type="float" office:value="388.706" calcext:value-type="float">
            <text:p>388.706</text:p>
          </table:table-cell>
          <table:table-cell table:style-name="ce21" table:formula="of:=[.D58]/3" office:value-type="float" office:value="129.568666666667" calcext:value-type="float">
            <text:p>129.569</text:p>
          </table:table-cell>
          <table:table-cell table:style-name="ce21" office:value-type="float" office:value="354.963" calcext:value-type="float">
            <text:p>354.963</text:p>
          </table:table-cell>
          <table:table-cell table:style-name="ce21" table:formula="of:=[.F58]/3" office:value-type="float" office:value="118.321" calcext:value-type="float">
            <text:p>118.321</text:p>
          </table:table-cell>
          <table:table-cell table:style-name="ce21" table:formula="of:=[.D58]+[.F58]" office:value-type="float" office:value="743.669" calcext:value-type="float">
            <text:p>743.669</text:p>
          </table:table-cell>
          <table:table-cell table:style-name="ce21" table:formula="of:=[.E58]+[.G58]" office:value-type="float" office:value="247.889666666667" calcext:value-type="float">
            <text:p>247.89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32.562s</text:p>
          </table:table-cell>
          <table:table-cell table:style-name="ce21" office:value-type="float" office:value="347.348" calcext:value-type="float">
            <text:p>347.348</text:p>
          </table:table-cell>
          <table:table-cell table:style-name="ce21" table:formula="of:=[.D59]/3" office:value-type="float" office:value="115.782666666667" calcext:value-type="float">
            <text:p>115.783</text:p>
          </table:table-cell>
          <table:table-cell table:style-name="ce21" office:value-type="float" office:value="396.592" calcext:value-type="float">
            <text:p>396.592</text:p>
          </table:table-cell>
          <table:table-cell table:style-name="ce21" table:formula="of:=[.F59]/3" office:value-type="float" office:value="132.197333333333" calcext:value-type="float">
            <text:p>132.197</text:p>
          </table:table-cell>
          <table:table-cell table:style-name="ce21" table:formula="of:=[.D59]+[.F59]" office:value-type="float" office:value="743.94" calcext:value-type="float">
            <text:p>743.940</text:p>
          </table:table-cell>
          <table:table-cell table:style-name="ce21" table:formula="of:=[.E59]+[.G59]" office:value-type="float" office:value="247.98" calcext:value-type="float">
            <text:p>247.98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46.429s</text:p>
          </table:table-cell>
          <table:table-cell table:style-name="ce21" office:value-type="float" office:value="377.451" calcext:value-type="float">
            <text:p>377.451</text:p>
          </table:table-cell>
          <table:table-cell table:style-name="ce21" table:formula="of:=[.D60]/3" office:value-type="float" office:value="125.817" calcext:value-type="float">
            <text:p>125.817</text:p>
          </table:table-cell>
          <table:table-cell table:style-name="ce21" office:value-type="float" office:value="368.391" calcext:value-type="float">
            <text:p>368.391</text:p>
          </table:table-cell>
          <table:table-cell table:style-name="ce21" table:formula="of:=[.F60]/3" office:value-type="float" office:value="122.797" calcext:value-type="float">
            <text:p>122.797</text:p>
          </table:table-cell>
          <table:table-cell table:style-name="ce21" table:formula="of:=[.D60]+[.F60]" office:value-type="float" office:value="745.842" calcext:value-type="float">
            <text:p>745.842</text:p>
          </table:table-cell>
          <table:table-cell table:style-name="ce21" table:formula="of:=[.E60]+[.G60]" office:value-type="float" office:value="248.614" calcext:value-type="float">
            <text:p>248.61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5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14.886s</text:p>
          </table:table-cell>
          <table:table-cell table:style-name="ce21" office:value-type="float" office:value="417.825" calcext:value-type="float">
            <text:p>417.825</text:p>
          </table:table-cell>
          <table:table-cell table:style-name="ce21" table:formula="of:=[.D61]/3" office:value-type="float" office:value="139.275" calcext:value-type="float">
            <text:p>139.275</text:p>
          </table:table-cell>
          <table:table-cell table:style-name="ce21" office:value-type="float" office:value="328.105" calcext:value-type="float">
            <text:p>328.105</text:p>
          </table:table-cell>
          <table:table-cell table:style-name="ce21" table:formula="of:=[.F61]/3" office:value-type="float" office:value="109.368333333333" calcext:value-type="float">
            <text:p>109.368</text:p>
          </table:table-cell>
          <table:table-cell table:style-name="ce21" table:formula="of:=[.D61]+[.F61]" office:value-type="float" office:value="745.93" calcext:value-type="float">
            <text:p>745.930</text:p>
          </table:table-cell>
          <table:table-cell table:style-name="ce21" table:formula="of:=[.E61]+[.G61]" office:value-type="float" office:value="248.643333333333" calcext:value-type="float">
            <text:p>248.643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29.059s</text:p>
          </table:table-cell>
          <table:table-cell table:style-name="ce21" office:value-type="float" office:value="414.328" calcext:value-type="float">
            <text:p>414.328</text:p>
          </table:table-cell>
          <table:table-cell table:style-name="ce21" table:formula="of:=[.D62]/3" office:value-type="float" office:value="138.109333333333" calcext:value-type="float">
            <text:p>138.109</text:p>
          </table:table-cell>
          <table:table-cell table:style-name="ce21" office:value-type="float" office:value="335.842" calcext:value-type="float">
            <text:p>335.842</text:p>
          </table:table-cell>
          <table:table-cell table:style-name="ce21" table:formula="of:=[.F62]/3" office:value-type="float" office:value="111.947333333333" calcext:value-type="float">
            <text:p>111.947</text:p>
          </table:table-cell>
          <table:table-cell table:style-name="ce21" table:formula="of:=[.D62]+[.F62]" office:value-type="float" office:value="750.17" calcext:value-type="float">
            <text:p>750.170</text:p>
          </table:table-cell>
          <table:table-cell table:style-name="ce21" table:formula="of:=[.E62]+[.G62]" office:value-type="float" office:value="250.056666666667" calcext:value-type="float">
            <text:p>250.057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2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58.426s</text:p>
          </table:table-cell>
          <table:table-cell table:style-name="ce21" office:value-type="float" office:value="401.753" calcext:value-type="float">
            <text:p>401.753</text:p>
          </table:table-cell>
          <table:table-cell table:style-name="ce21" table:formula="of:=[.D63]/3" office:value-type="float" office:value="133.917666666667" calcext:value-type="float">
            <text:p>133.918</text:p>
          </table:table-cell>
          <table:table-cell table:style-name="ce21" office:value-type="float" office:value="348.732" calcext:value-type="float">
            <text:p>348.732</text:p>
          </table:table-cell>
          <table:table-cell table:style-name="ce21" table:formula="of:=[.F63]/3" office:value-type="float" office:value="116.244" calcext:value-type="float">
            <text:p>116.244</text:p>
          </table:table-cell>
          <table:table-cell table:style-name="ce21" table:formula="of:=[.D63]+[.F63]" office:value-type="float" office:value="750.485" calcext:value-type="float">
            <text:p>750.485</text:p>
          </table:table-cell>
          <table:table-cell table:style-name="ce21" table:formula="of:=[.E63]+[.G63]" office:value-type="float" office:value="250.161666666667" calcext:value-type="float">
            <text:p>250.16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, Kernel-install * 2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39.844s</text:p>
          </table:table-cell>
          <table:table-cell table:style-name="ce21" office:value-type="float" office:value="385.946" calcext:value-type="float">
            <text:p>385.946</text:p>
          </table:table-cell>
          <table:table-cell table:style-name="ce21" table:formula="of:=[.D64]/3" office:value-type="float" office:value="128.648666666667" calcext:value-type="float">
            <text:p>128.649</text:p>
          </table:table-cell>
          <table:table-cell table:style-name="ce21" office:value-type="float" office:value="370.869" calcext:value-type="float">
            <text:p>370.869</text:p>
          </table:table-cell>
          <table:table-cell table:style-name="ce21" table:formula="of:=[.F64]/3" office:value-type="float" office:value="123.623" calcext:value-type="float">
            <text:p>123.623</text:p>
          </table:table-cell>
          <table:table-cell table:style-name="ce21" table:formula="of:=[.D64]+[.F64]" office:value-type="float" office:value="756.815" calcext:value-type="float">
            <text:p>756.815</text:p>
          </table:table-cell>
          <table:table-cell table:style-name="ce21" table:formula="of:=[.E64]+[.G64]" office:value-type="float" office:value="252.271666666667" calcext:value-type="float">
            <text:p>252.27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12.136s</text:p>
          </table:table-cell>
          <table:table-cell table:style-name="ce21" office:value-type="float" office:value="427.428" calcext:value-type="float">
            <text:p>427.428</text:p>
          </table:table-cell>
          <table:table-cell table:style-name="ce21" table:formula="of:=[.D65]/3" office:value-type="float" office:value="142.476" calcext:value-type="float">
            <text:p>142.476</text:p>
          </table:table-cell>
          <table:table-cell table:style-name="ce21" office:value-type="float" office:value="329.558" calcext:value-type="float">
            <text:p>329.558</text:p>
          </table:table-cell>
          <table:table-cell table:style-name="ce21" table:formula="of:=[.F65]/3" office:value-type="float" office:value="109.852666666667" calcext:value-type="float">
            <text:p>109.853</text:p>
          </table:table-cell>
          <table:table-cell table:style-name="ce21" table:formula="of:=[.D65]+[.F65]" office:value-type="float" office:value="756.986" calcext:value-type="float">
            <text:p>756.986</text:p>
          </table:table-cell>
          <table:table-cell table:style-name="ce21" table:formula="of:=[.E65]+[.G65]" office:value-type="float" office:value="252.328666666667" calcext:value-type="float">
            <text:p>252.329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34" office:value-type="string" calcext:value-type="string">
            <text:p>-f zxc1491 -n 29999999 -r 2000</text:p>
          </table:table-cell>
          <table:table-cell table:style-name="ce34" office:value-type="string" calcext:value-type="string">
            <text:p>-t6 -t8 -t17 -t19 24</text:p>
          </table:table-cell>
          <table:table-cell table:style-name="ce46" office:value-type="string" calcext:value-type="string">
            <text:p>125m14.484s</text:p>
          </table:table-cell>
          <table:table-cell table:style-name="ce57" office:value-type="float" office:value="451.562" calcext:value-type="float">
            <text:p>451.562</text:p>
          </table:table-cell>
          <table:table-cell table:style-name="ce57" table:formula="of:=[.D66]/3" office:value-type="float" office:value="150.520666666667" calcext:value-type="float">
            <text:p>150.521</text:p>
          </table:table-cell>
          <table:table-cell table:style-name="ce57" office:value-type="float" office:value="307.018" calcext:value-type="float">
            <text:p>307.018</text:p>
          </table:table-cell>
          <table:table-cell table:style-name="ce57" table:formula="of:=[.F66]/3" office:value-type="float" office:value="102.339333333333" calcext:value-type="float">
            <text:p>102.339</text:p>
          </table:table-cell>
          <table:table-cell table:style-name="ce57" table:formula="of:=[.D66]+[.F66]" office:value-type="float" office:value="758.58" calcext:value-type="float">
            <text:p>758.580</text:p>
          </table:table-cell>
          <table:table-cell table:style-name="ce57" table:formula="of:=[.E66]+[.G66]" office:value-type="float" office:value="252.86" calcext:value-type="float">
            <text:p>252.860</text:p>
          </table:table-cell>
          <table:table-cell table:number-columns-repeated="2" table:style-name="ce69" office:value-type="string" calcext:value-type="string">
            <text:p><text:s/>-</text:p>
          </table:table-cell>
          <table:table-cell table:style-name="ce69" office:value-type="string" calcext:value-type="string">
            <text:p>werty, init in dcl</text:p>
          </table:table-cell>
          <table:table-cell table:style-name="ce80" office:value-type="string" calcext:value-type="string">
            <text:p>xterms minimised</text:p>
          </table:table-cell>
          <table:table-cell table:style-name="ce69" office:value-type="string" calcext:value-type="string">
            <text:p>5.13.0-rc6</text:p>
          </table:table-cell>
          <table:table-cell table:style-name="ce69" table:number-columns-repeated="1010"/>
        </table:table-row>
        <table:table-row table:style-name="ro1">
          <table:table-cell table:style-name="ce33" office:value-type="string" calcext:value-type="string">
            <text:p>-f zxc1491 -n 29999999 -r 2000</text:p>
          </table:table-cell>
          <table:table-cell table:style-name="ce33" office:value-type="string" calcext:value-type="string">
            <text:p>-t6 -t8 -t17 -t19 24</text:p>
          </table:table-cell>
          <table:table-cell table:style-name="ce45" office:value-type="string" calcext:value-type="string">
            <text:p>128m39.058s</text:p>
          </table:table-cell>
          <table:table-cell table:style-name="ce56" office:value-type="float" office:value="406.969" calcext:value-type="float">
            <text:p>406.969</text:p>
          </table:table-cell>
          <table:table-cell table:style-name="ce56" table:formula="of:=[.D67]/3" office:value-type="float" office:value="135.656333333333" calcext:value-type="float">
            <text:p>135.656</text:p>
          </table:table-cell>
          <table:table-cell table:style-name="ce56" office:value-type="float" office:value="363.291" calcext:value-type="float">
            <text:p>363.291</text:p>
          </table:table-cell>
          <table:table-cell table:style-name="ce56" table:formula="of:=[.F67]/3" office:value-type="float" office:value="121.097" calcext:value-type="float">
            <text:p>121.097</text:p>
          </table:table-cell>
          <table:table-cell table:style-name="ce56" table:formula="of:=[.D67]+[.F67]" office:value-type="float" office:value="770.26" calcext:value-type="float">
            <text:p>770.260</text:p>
          </table:table-cell>
          <table:table-cell table:style-name="ce56" table:formula="of:=[.E67]+[.G67]" office:value-type="float" office:value="256.753333333333" calcext:value-type="float">
            <text:p>256.753</text:p>
          </table:table-cell>
          <table:table-cell table:number-columns-repeated="2" table:style-name="ce68" office:value-type="string" calcext:value-type="string">
            <text:p><text:s/>-</text:p>
          </table:table-cell>
          <table:table-cell table:style-name="ce68" office:value-type="string" calcext:value-type="string">
            <text:p>werty, init in dcl</text:p>
          </table:table-cell>
          <table:table-cell table:style-name="ce79" office:value-type="string" calcext:value-type="string">
            <text:p>xterms minimised</text:p>
          </table:table-cell>
          <table:table-cell table:style-name="ce68" office:value-type="string" calcext:value-type="string">
            <text:p>5.13.0-rc6</text:p>
          </table:table-cell>
          <table:table-cell table:style-name="ce68" table:number-columns-repeated="1010"/>
        </table:table-row>
        <table:table-row table:style-name="ro1">
          <table:table-cell table:style-name="ce32" office:value-type="string" calcext:value-type="string">
            <text:p>-f zxc1491 -n 29999999 -r 2000</text:p>
          </table:table-cell>
          <table:table-cell table:style-name="ce32" office:value-type="string" calcext:value-type="string">
            <text:p>-t6 -t8 -t17 -t19 24</text:p>
          </table:table-cell>
          <table:table-cell table:style-name="ce44" office:value-type="string" calcext:value-type="string">
            <text:p>128m14.097s</text:p>
          </table:table-cell>
          <table:table-cell table:style-name="ce55" office:value-type="float" office:value="441.958" calcext:value-type="float">
            <text:p>441.958</text:p>
          </table:table-cell>
          <table:table-cell table:style-name="ce55" table:formula="of:=[.D68]/3" office:value-type="float" office:value="147.319333333333" calcext:value-type="float">
            <text:p>147.319</text:p>
          </table:table-cell>
          <table:table-cell table:style-name="ce55" office:value-type="float" office:value="340.796" calcext:value-type="float">
            <text:p>340.796</text:p>
          </table:table-cell>
          <table:table-cell table:style-name="ce55" table:formula="of:=[.F68]/3" office:value-type="float" office:value="113.598666666667" calcext:value-type="float">
            <text:p>113.599</text:p>
          </table:table-cell>
          <table:table-cell table:style-name="ce55" table:formula="of:=[.D68]+[.F68]" office:value-type="float" office:value="782.754" calcext:value-type="float">
            <text:p>782.754</text:p>
          </table:table-cell>
          <table:table-cell table:style-name="ce55" table:formula="of:=[.E68]+[.G68]" office:value-type="float" office:value="260.918" calcext:value-type="float">
            <text:p>260.918</text:p>
          </table:table-cell>
          <table:table-cell table:number-columns-repeated="2" table:style-name="ce67" office:value-type="string" calcext:value-type="string">
            <text:p><text:s/>-</text:p>
          </table:table-cell>
          <table:table-cell table:style-name="ce67" office:value-type="string" calcext:value-type="string">
            <text:p>werty, init in dcl</text:p>
          </table:table-cell>
          <table:table-cell table:style-name="ce78" office:value-type="string" calcext:value-type="string">
            <text:p>xterms minimised</text:p>
          </table:table-cell>
          <table:table-cell table:style-name="ce67" office:value-type="string" calcext:value-type="string">
            <text:p>5.13.0-rc6</text:p>
          </table:table-cell>
          <table:table-cell table:style-name="ce67" table:number-columns-repeated="101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d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19"/>
        <table:table-column table:style-name="co17" table:default-cell-style-name="ce19"/>
        <table:table-column table:style-name="co8" table:default-cell-style-name="ce19"/>
        <table:table-column table:style-name="co5" table:default-cell-style-name="ce19"/>
        <table:table-column table:style-name="co18" table:default-cell-style-name="ce19"/>
        <table:table-column table:style-name="co16" table:default-cell-style-name="ce19"/>
        <table:table-column table:style-name="co19" table:default-cell-style-name="ce19"/>
        <table:table-column table:style-name="co20" table:default-cell-style-name="ce19"/>
        <table:table-column table:style-name="co8" table:default-cell-style-name="ce19"/>
        <table:table-column table:style-name="co1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14" table:number-columns-repeated="1006" table:default-cell-style-name="ce24"/>
        <table:table-column table:style-name="co14" table:number-columns-repeated="3" table:default-cell-style-name="Default"/>
        <table:table-row table:style-name="ro2">
          <table:table-cell table:style-name="ce25" office:value-type="string" calcext:value-type="string">
            <text:p>loadgen3.sh args</text:p>
          </table:table-cell>
          <table:table-cell table:style-name="ce25" office:value-type="string" calcext:value-type="string">
            <text:p>nfq6 args</text:p>
          </table:table-cell>
          <table:table-cell table:style-name="ce14" office:value-type="string" calcext:value-type="string">
            <text:p>mede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iance</text:p>
          </table:table-cell>
          <table:table-cell table:style-name="ce14" office:value-type="string" calcext:value-type="string">
            <text:p>mean-1</text:p>
          </table:table-cell>
          <table:table-cell table:style-name="ce14" office:value-type="string" calcext:value-type="string">
            <text:p>variance-1</text:p>
          </table:table-cell>
          <table:table-cell table:style-name="ce14" office:value-type="string" calcext:value-type="string">
            <text:p>mean-2</text:p>
          </table:table-cell>
          <table:table-cell table:style-name="ce14" office:value-type="string" calcext:value-type="string">
            <text:p>variance-2</text:p>
          </table:table-cell>
          <table:table-cell table:style-name="ce14" office:value-type="string" calcext:value-type="string">
            <text:p>mean-3</text:p>
          </table:table-cell>
          <table:table-cell table:style-name="ce14" office:value-type="string" calcext:value-type="string">
            <text:p>variance-3</text:p>
          </table:table-cell>
          <table:table-cell table:style-name="ce25" office:value-type="string" calcext:value-type="string">
            <text:p>nfq6 opt</text:p>
          </table:table-cell>
          <table:table-cell table:style-name="ce25" office:value-type="string" calcext:value-type="string">
            <text:p>libnfq opt</text:p>
          </table:table-cell>
          <table:table-cell table:style-name="ce25" office:value-type="string" calcext:value-type="string">
            <text:p>libnfq features</text:p>
          </table:table-cell>
          <table:table-cell table:style-name="ce25" table:number-columns-repeated="1007"/>
          <table:table-cell table:number-columns-repeated="3"/>
        </table:table-row>
        <table:table-row table:style-name="ro1">
          <table:table-cell table:style-name="ce26" table:formula="of:=[$'Raw Data'.A25]" office:value-type="string" office:string-value="-f zxc1491 -n 29999999 -r 2000" calcext:value-type="string">
            <text:p>-f zxc1491 -n 29999999 -r 2000</text:p>
          </table:table-cell>
          <table:table-cell table:style-name="ce26" table:formula="of:=[$'Raw Data'.B25]" office:value-type="string" office:string-value="-t6 -t17 -t19 24" calcext:value-type="string">
            <text:p>-t6 -t17 -t19 24</text:p>
          </table:table-cell>
          <table:table-cell table:style-name="ce20" table:formula="of:=MEDIAN([$'Raw Data'.I25:$'Raw Data'.I45])" office:value-type="float" office:value="249.812" calcext:value-type="float">
            <text:p>249.812</text:p>
          </table:table-cell>
          <table:table-cell table:style-name="ce20" table:formula="of:=AVERAGE([$'Raw Data'.I25:$'Raw Data'.I45])" office:value-type="float" office:value="247.158920634921" calcext:value-type="float">
            <text:p>247.159</text:p>
          </table:table-cell>
          <table:table-cell table:style-name="ce20" table:formula="of:=VAR([$'Raw Data'.I25:$'Raw Data'.I45])" office:value-type="float" office:value="39.4698860656084" calcext:value-type="float">
            <text:p>39.470</text:p>
          </table:table-cell>
          <table:table-cell table:style-name="ce50" table:formula="of:=AVERAGE([$'Raw Data'.I26:$'Raw Data'.I44])" office:value-type="float" office:value="247.43250877193" calcext:value-type="float">
            <text:p>247.433</text:p>
          </table:table-cell>
          <table:table-cell table:style-name="ce50" table:formula="of:=VAR([$'Raw Data'.I26:$'Raw Data'.I44])" office:value-type="float" office:value="29.9692570045484" calcext:value-type="float">
            <text:p>29.969</text:p>
          </table:table-cell>
          <table:table-cell table:style-name="ce51" table:formula="of:=AVERAGE([$'Raw Data'.I27:$'Raw Data'.I43])" office:value-type="float" office:value="247.847254901961" calcext:value-type="float">
            <text:p>247.847</text:p>
          </table:table-cell>
          <table:table-cell table:style-name="ce51" table:formula="of:=VAR([$'Raw Data'.I27:$'Raw Data'.I43])" office:value-type="float" office:value="21.6426764795751" calcext:value-type="float">
            <text:p>21.643</text:p>
          </table:table-cell>
          <table:table-cell table:style-name="ce52" table:formula="of:=AVERAGE([$'Raw Data'.I28:$'Raw Data'.I41])" office:value-type="float" office:value="248.038666666667" calcext:value-type="float">
            <text:p>248.039</text:p>
          </table:table-cell>
          <table:table-cell table:style-name="ce52" table:formula="of:=VAR([$'Raw Data'.I28:$'Raw Data'.I41])" office:value-type="float" office:value="12.8560501196581" calcext:value-type="float">
            <text:p>12.856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26" table:number-columns-repeated="1007"/>
          <table:table-cell table:number-columns-repeated="3"/>
        </table:table-row>
        <table:table-row table:style-name="ro1">
          <table:table-cell table:style-name="ce27" table:formula="of:=[$'Raw Data'.A48]" office:value-type="string" office:string-value="-f zxc1491 -n 29999999 -r 2000" calcext:value-type="string">
            <text:p>-f zxc1491 -n 29999999 -r 2000</text:p>
          </table:table-cell>
          <table:table-cell table:style-name="ce27" table:formula="of:=[$'Raw Data'.B48]" office:value-type="string" office:string-value="-t6 -t8 -t17 -t19 24" calcext:value-type="string">
            <text:p>-t6 -t8 -t17 -t19 24</text:p>
          </table:table-cell>
          <table:table-cell table:style-name="ce21" table:formula="of:=MEDIAN([$'Raw Data'.I48:$'Raw Data'.I68])" office:value-type="float" office:value="247.889666666667" calcext:value-type="float">
            <text:p>247.890</text:p>
          </table:table-cell>
          <table:table-cell table:style-name="ce21" table:formula="of:=AVERAGE([$'Raw Data'.I48:$'Raw Data'.I68])" office:value-type="float" office:value="248.012603174603" calcext:value-type="float">
            <text:p>248.013</text:p>
          </table:table-cell>
          <table:table-cell table:style-name="ce21" table:formula="of:=VAR([$'Raw Data'.I48:$'Raw Data'.I68])" office:value-type="float" office:value="26.9736100624339" calcext:value-type="float">
            <text:p>26.974</text:p>
          </table:table-cell>
          <table:table-cell table:style-name="ce55" table:formula="of:=AVERAGE([$'Raw Data'.I49:$'Raw Data'.I67])" office:value-type="float" office:value="247.798561403509" calcext:value-type="float">
            <text:p>247.799</text:p>
          </table:table-cell>
          <table:table-cell table:style-name="ce55" table:formula="of:=VAR([$'Raw Data'.I49:$'Raw Data'.I67])" office:value-type="float" office:value="16.3295313463288" calcext:value-type="float">
            <text:p>16.330</text:p>
          </table:table-cell>
          <table:table-cell table:style-name="ce56" table:formula="of:=AVERAGE([$'Raw Data'.I50:$'Raw Data'.I66])" office:value-type="float" office:value="247.759470588235" calcext:value-type="float">
            <text:p>247.759</text:p>
          </table:table-cell>
          <table:table-cell table:style-name="ce56" table:formula="of:=VAR([$'Raw Data'.I50:$'Raw Data'.I66])" office:value-type="float" office:value="9.06186030637259" calcext:value-type="float">
            <text:p>9.062</text:p>
          </table:table-cell>
          <table:table-cell table:style-name="ce57" table:formula="of:=AVERAGE([$'Raw Data'.I51:$'Raw Data'.I63])" office:value-type="float" office:value="247.032641025641" calcext:value-type="float">
            <text:p>247.033</text:p>
          </table:table-cell>
          <table:table-cell table:style-name="ce57" table:formula="of:=VAR([$'Raw Data'.I51:$'Raw Data'.I63])" office:value-type="float" office:value="4.0388878603989" calcext:value-type="float">
            <text:p>4.039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27" table:number-columns-repeated="1007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file" table:style-name="ta1">
        <table:table-column table:style-name="co13" table:default-cell-style-name="ce118"/>
        <table:table-column table:style-name="co5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1" table:default-cell-style-name="ce24"/>
        <table:table-column table:style-name="co13" table:number-columns-repeated="16378" table:default-cell-style-name="ce24"/>
        <table:table-row table:style-name="ro2">
          <table:table-cell table:style-name="ce117" office:value-type="string" calcext:value-type="string">
            <text:p>nfq6 options</text:p>
          </table:table-cell>
          <table:table-cell table:style-name="ce25" office:value-type="string" calcext:value-type="string">
            <text:p>num pkts</text:p>
          </table:table-cell>
          <table:table-cell table:style-name="ce25" office:value-type="string" calcext:value-type="string">
            <text:p>pkt size</text:p>
          </table:table-cell>
          <table:table-cell table:style-name="ce25" office:value-type="string" calcext:value-type="string">
            <text:p>sys</text:p>
          </table:table-cell>
          <table:table-cell table:style-name="ce25" office:value-type="string" calcext:value-type="string">
            <text:p>user</text:p>
          </table:table-cell>
          <table:table-cell table:style-name="ce25" office:value-type="string" calcext:value-type="string">
            <text:p>sys+us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t6 -t19</text:p>
          </table:table-cell>
          <table:table-cell office:value-type="float" office:value="499999" calcext:value-type="float">
            <text:p>499999</text:p>
          </table:table-cell>
          <table:table-cell office:value-type="string" calcext:value-type="string">
            <text:p>63K</text:p>
          </table:table-cell>
          <table:table-cell office:value-type="float" office:value="29.6" calcext:value-type="float">
            <text:p>29.6</text:p>
          </table:table-cell>
          <table:table-cell office:value-type="float" office:value="10" calcext:value-type="float">
            <text:p>10</text:p>
          </table:table-cell>
          <table:table-cell table:formula="of:=[.D2]+[.E2]" office:value-type="float" office:value="39.6" calcext:value-type="float">
            <text:p>39.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t6</text:p>
          </table:table-cell>
          <table:table-cell office:value-type="float" office:value="499999" calcext:value-type="float">
            <text:p>499999</text:p>
          </table:table-cell>
          <table:table-cell office:value-type="string" calcext:value-type="string">
            <text:p>63K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D3]+[.E3]" office:value-type="float" office:value="50" calcext:value-type="float">
            <text:p>50</text:p>
          </table:table-cell>
          <table:table-cell table:number-columns-repeated="16378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Raw Data'.A25:'Raw Data'.AMJ4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harter" svg:font-family="'Bitstream Charter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Tahoma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number number:decimal-places="3" number:min-decimal-places="3"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1" number:title="User-defined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ncan Roe</meta:initial-creator>
    <meta:creation-date>2021-05-20T19:47:12.715738449</meta:creation-date>
    <meta:generator>LibreOffice/7.4.3.2$Linux_X86_64 LibreOffice_project/1048a8393ae2eeec98dff31b5c133c5f1d08b890</meta:generator>
    <dc:date>2022-12-21T09:24:29.145666754</dc:date>
    <dc:creator>Duncan Roe</dc:creator>
    <meta:editing-duration>P20DT3H57M18S</meta:editing-duration>
    <meta:editing-cycles>102</meta:editing-cycles>
    <meta:document-statistic meta:table-count="3" meta:cell-count="964" meta:object-count="0"/>
  </office:meta>
</office:document-meta>
</file>